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1.386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start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50" style:family="table-cell" style:parent-style-name="Default">
      <style:table-cell-properties fo:border-bottom="none" fo:border-left="none" fo:border-right="0.002cm solid #000000" fo:border-top="none"/>
    </style:style>
    <style:style style:name="ce51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5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60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3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18" table:default-cell-style-name="ce1"/>
        <table:table-column table:style-name="co1" table:number-columns-repeated="874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7]);&quot;)&quot;)" office:value-type="string" office:string-value="1 item (30)">
            <text:p>1 item (30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/>
          <table:table-cell table:formula="of:=CONCATENATE(&quot;max=&quot;;MAX([.H4:.AQ38]))" office:value-type="string" office:string-value="max=229">
            <text:p>max=229</text:p>
          </table:table-cell>
          <table:table-cell table:number-columns-repeated="29"/>
          <table:table-cell table:formula="of:=[.$H$2]" office:value-type="string" office:string-value="max=229">
            <text:p>max=229</text:p>
          </table:table-cell>
          <table:table-cell table:number-columns-repeated="5"/>
          <table:table-cell table:formula="of:=CONCATENATE(&quot;max=&quot;;MAX([.AR4:.CQ37]))" office:value-type="string" office:string-value="max=209">
            <text:p>max=209</text:p>
          </table:table-cell>
          <table:table-cell table:number-columns-repeated="13"/>
          <table:table-cell table:style-name="ce23" office:value-type="string">
            <office:annotation office:display="true" draw:style-name="gr1" draw:text-style-name="P2" svg:width="6.24cm" svg:height="2.502cm" svg:x="50.392cm" svg:y="8.837cm" draw:caption-point-x="7.088cm" draw:caption-point-y="-8.249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/>
          <table:table-cell table:formula="of:=CONCATENATE(&quot;max=&quot;;MAX([.CR4:.DP34]))" office:value-type="string" office:string-value="max=91">
            <text:p>max=91</text:p>
          </table:table-cell>
          <table:table-cell table:number-columns-repeated="30"/>
          <table:table-cell table:formula="of:=CONCATENATE(&quot;max=&quot;;MAX([.DW4:.ET26]))" office:value-type="string" office:string-value="max=19">
            <text:p>max=19</text:p>
          </table:table-cell>
          <table:table-cell table:number-columns-repeated="897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9"/>
          <table:table-cell table:formula="of:=[.$H$3]" office:value-type="string" office:string-value="2 items">
            <text:p>2 items</text:p>
          </table:table-cell>
          <table:table-cell table:number-columns-repeated="5"/>
          <table:table-cell office:value-type="string">
            <text:p>3 items</text:p>
          </table:table-cell>
          <table:table-cell table:number-columns-repeated="51"/>
          <table:table-cell office:value-type="string">
            <text:p>4 items</text:p>
          </table:table-cell>
          <table:table-cell table:number-columns-repeated="30"/>
          <table:table-cell office:value-type="string">
            <text:p>5 items</text:p>
          </table:table-cell>
          <table:table-cell table:number-columns-repeated="897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6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200">
            <text:p>20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L1</text:p>
          </table:table-cell>
          <table:table-cell table:style-name="ce21" office:value-type="float" office:value="149">
            <text:p>149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M1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6" office:value-type="float" office:value="164">
            <text:p>164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6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6" office:value-type="float" office:value="21">
            <text:p>21</text:p>
          </table:table-cell>
          <table:table-cell table:style-name="ce22" table:formula="of:=[.AT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6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97">
            <text:p>19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B1</text:p>
          </table:table-cell>
          <table:table-cell table:style-name="ce22" office:value-type="string">
            <text:p>D1</text:p>
          </table:table-cell>
          <table:table-cell table:style-name="ce36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31">
            <text:p>13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U</text:p>
          </table:table-cell>
          <table:table-cell table:style-name="ce36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6" office:value-type="float" office:value="136">
            <text:p>13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6" office:value-type="float" office:value="187">
            <text:p>187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Q</text:p>
          </table:table-cell>
          <table:table-cell table:style-name="ce35" office:value-type="string">
            <text:p>T</text:p>
          </table:table-cell>
          <table:table-cell table:style-name="ce36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6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Y</text:p>
          </table:table-cell>
          <table:table-cell/>
          <table:table-cell table:style-name="ce42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5">
            <text:p>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Y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4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7" office:value-type="float" office:value="2">
            <text:p>2</text:p>
          </table:table-cell>
          <table:table-cell table:style-name="ce23"/>
          <table:table-cell table:style-name="ce23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23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23" table:formula="of:=[.P6]" office:value-type="string" office:string-value="G">
            <text:p>G</text:p>
          </table:table-cell>
          <table:table-cell table:style-name="ce21" office:value-type="float" office:value="201">
            <text:p>20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21" office:value-type="float" office:value="150">
            <text:p>150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90">
            <text:p>90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17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6" office:value-type="float" office:value="165">
            <text:p>165</text:p>
          </table:table-cell>
          <table:table-cell table:style-name="ce24"/>
          <table:table-cell table:style-name="ce34" office:value-type="string">
            <text:p>Y</text:p>
          </table:table-cell>
          <table:table-cell table:style-name="ce37" office:value-type="float" office:value="105">
            <text:p>105</text:p>
          </table:table-cell>
          <table:table-cell table:style-name="ce24"/>
          <table:table-cell table:style-name="ce34" office:value-type="string">
            <text:p>C</text:p>
          </table:table-cell>
          <table:table-cell table:style-name="ce43" office:value-type="float" office:value="2">
            <text:p>2</text:p>
          </table:table-cell>
          <table:table-cell table:style-name="ce23" table:number-columns-repeated="2"/>
          <table:table-cell table:style-name="ce23" office:value-type="string">
            <text:p>E</text:p>
          </table:table-cell>
          <table:table-cell table:style-name="ce20" table:formula="of:=[.AV4]+1" office:value-type="float" office:value="22">
            <text:p>22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Z4]+1" office:value-type="float" office:value="41">
            <text:p>41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BD4]+1" office:value-type="float" office:value="59">
            <text:p>59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office:value-type="float" office:value="76">
            <text:p>7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20"/>
          <table:table-cell table:style-name="ce23" table:number-columns-repeated="3"/>
          <table:table-cell table:style-name="ce20" office:value-type="float" office:value="104">
            <text:p>10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1</text:p>
          </table:table-cell>
          <table:table-cell table:style-name="ce20" office:value-type="float" office:value="93">
            <text:p>93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36" office:value-type="float" office:value="132">
            <text:p>13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36" office:value-type="float" office:value="137">
            <text:p>137</text:p>
          </table:table-cell>
          <table:table-cell table:style-name="ce23" table:number-columns-repeated="2"/>
          <table:table-cell table:style-name="ce34" office:value-type="string">
            <text:p>Y</text:p>
          </table:table-cell>
          <table:table-cell table:style-name="ce36" office:value-type="float" office:value="188">
            <text:p>18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office:value-type="float" office:value="181">
            <text:p>181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table:formula="of:=[.CR4]+1" office:value-type="float" office:value="2">
            <text:p>2</text:p>
          </table:table-cell>
          <table:table-cell table:style-name="ce23" table:number-columns-repeated="3"/>
          <table:table-cell table:style-name="ce23" office:value-type="string">
            <text:p>F</text:p>
          </table:table-cell>
          <table:table-cell table:style-name="ce20" table:formula="of:=[.CW4]+1" office:value-type="float" office:value="21">
            <text:p>21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office:value-type="float" office:value="39">
            <text:p>39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36" office:value-type="float" office:value="56">
            <text:p>56</text:p>
          </table:table-cell>
          <table:table-cell table:style-name="ce23" table:number-columns-repeated="3"/>
          <table:table-cell table:style-name="ce34" office:value-type="string">
            <text:p>U</text:p>
          </table:table-cell>
          <table:table-cell table:style-name="ce36" office:value-type="float" office:value="53">
            <text:p>53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93">
            <text:p>93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/>
          <table:table-cell table:style-name="ce43" table:formula="of:=[.DW4]+1" office:value-type="float" office:value="2">
            <text:p>2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2" office:value-type="float" office:value="6">
            <text:p>6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 office:value-type="float" office:value="13">
            <text:p>13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/>
          <table:table-cell table:style-name="ce23" table:number-columns-repeated="4"/>
          <table:table-cell table:style-name="ce26"/>
          <table:table-cell table:number-columns-repeated="874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7" office:value-type="float" office:value="3">
            <text:p>3</text:p>
          </table:table-cell>
          <table:table-cell table:style-name="ce23"/>
          <table:table-cell table:style-name="ce23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23" table:formula="of:=[.P7]" office:value-type="string" office:string-value="H">
            <text:p>H</text:p>
          </table:table-cell>
          <table:table-cell table:style-name="ce21" office:value-type="float" office:value="202">
            <text:p>20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151">
            <text:p>151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91">
            <text:p>91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6" office:value-type="float" office:value="166">
            <text:p>166</text:p>
          </table:table-cell>
          <table:table-cell table:style-name="ce24"/>
          <table:table-cell table:style-name="ce34" office:value-type="string">
            <text:p>Z</text:p>
          </table:table-cell>
          <table:table-cell table:style-name="ce37" office:value-type="float" office:value="106">
            <text:p>106</text:p>
          </table:table-cell>
          <table:table-cell table:style-name="ce24"/>
          <table:table-cell table:style-name="ce34" office:value-type="string">
            <text:p>D</text:p>
          </table:table-cell>
          <table:table-cell table:style-name="ce43" office:value-type="float" office:value="3">
            <text:p>3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V5]+1" office:value-type="float" office:value="23">
            <text:p>23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Z5]+1" office:value-type="float" office:value="42">
            <text:p>42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BD5]+1" office:value-type="float" office:value="60">
            <text:p>60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office:value-type="float" office:value="77">
            <text:p>7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20"/>
          <table:table-cell table:style-name="ce23" table:number-columns-repeated="3"/>
          <table:table-cell table:style-name="ce20" office:value-type="float" office:value="105">
            <text:p>10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2</text:p>
          </table:table-cell>
          <table:table-cell table:style-name="ce20" office:value-type="float" office:value="94">
            <text:p>94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36" office:value-type="float" office:value="133">
            <text:p>133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36" office:value-type="float" office:value="138">
            <text:p>138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36" office:value-type="float" office:value="189">
            <text:p>189</text:p>
          </table:table-cell>
          <table:table-cell table:style-name="ce23" table:number-columns-repeated="2"/>
          <table:table-cell table:style-name="ce24" office:value-type="string">
            <text:p>V</text:p>
          </table:table-cell>
          <table:table-cell table:style-name="ce20" office:value-type="float" office:value="182">
            <text:p>18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43" table:formula="of:=[.CR5]+1" office:value-type="float" office:value="3">
            <text:p>3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table:formula="of:=[.CW5]+1" office:value-type="float" office:value="22">
            <text:p>22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office:value-type="float" office:value="40">
            <text:p>40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36" office:value-type="float" office:value="57">
            <text:p>57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54">
            <text:p>54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36" office:value-type="float" office:value="94">
            <text:p>94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/>
          <table:table-cell table:style-name="ce43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7">
            <text:p>7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 office:value-type="float" office:value="14">
            <text:p>14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4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7" office:value-type="float" office:value="4">
            <text:p>4</text:p>
          </table:table-cell>
          <table:table-cell table:style-name="ce23"/>
          <table:table-cell table:style-name="ce23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23" table:formula="of:=[.P8]" office:value-type="string" office:string-value="I">
            <text:p>I</text:p>
          </table:table-cell>
          <table:table-cell table:style-name="ce21" office:value-type="float" office:value="203">
            <text:p>20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152">
            <text:p>152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92">
            <text:p>92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6" office:value-type="float" office:value="167">
            <text:p>167</text:p>
          </table:table-cell>
          <table:table-cell table:style-name="ce24"/>
          <table:table-cell table:style-name="ce34" office:value-type="string">
            <text:p>B1</text:p>
          </table:table-cell>
          <table:table-cell table:style-name="ce37" office:value-type="float" office:value="107">
            <text:p>107</text:p>
          </table:table-cell>
          <table:table-cell table:style-name="ce24"/>
          <table:table-cell table:style-name="ce34" office:value-type="string">
            <text:p>E</text:p>
          </table:table-cell>
          <table:table-cell table:style-name="ce43" office:value-type="float" office:value="4">
            <text:p>4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V6]+1" office:value-type="float" office:value="24">
            <text:p>24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Z6]+1" office:value-type="float" office:value="43">
            <text:p>43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BD6]+1" office:value-type="float" office:value="61">
            <text:p>61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office:value-type="float" office:value="78">
            <text:p>7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20"/>
          <table:table-cell table:style-name="ce23" table:number-columns-repeated="3"/>
          <table:table-cell table:style-name="ce20" office:value-type="float" office:value="106">
            <text:p>10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N</text:p>
          </table:table-cell>
          <table:table-cell table:style-name="ce20" office:value-type="float" office:value="95">
            <text:p>95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36" office:value-type="float" office:value="134">
            <text:p>134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36" office:value-type="float" office:value="139">
            <text:p>139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36" office:value-type="float" office:value="190">
            <text:p>190</text:p>
          </table:table-cell>
          <table:table-cell table:style-name="ce23" table:number-columns-repeated="2"/>
          <table:table-cell table:style-name="ce24" office:value-type="string">
            <text:p>W</text:p>
          </table:table-cell>
          <table:table-cell table:style-name="ce20" office:value-type="float" office:value="183">
            <text:p>18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table:formula="of:=[.CR6]+1" office:value-type="float" office:value="4">
            <text:p>4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table:formula="of:=[.CW6]+1" office:value-type="float" office:value="23">
            <text:p>23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office:value-type="float" office:value="41">
            <text:p>41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36" office:value-type="float" office:value="58">
            <text:p>58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44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34" office:value-type="string">
            <text:p>C1</text:p>
          </table:table-cell>
          <table:table-cell/>
          <table:table-cell table:style-name="ce43" office:value-type="float" office:value="4">
            <text:p>4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style-name="ce42" office:value-type="float" office:value="15">
            <text:p>15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number-columns-repeated="874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7" office:value-type="float" office:value="5">
            <text:p>5</text:p>
          </table:table-cell>
          <table:table-cell table:style-name="ce23"/>
          <table:table-cell table:style-name="ce23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23" table:formula="of:=[.P9]" office:value-type="string" office:string-value="J">
            <text:p>J</text:p>
          </table:table-cell>
          <table:table-cell table:style-name="ce21" office:value-type="float" office:value="204">
            <text:p>20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153">
            <text:p>153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93">
            <text:p>93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193">
            <text:p>19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5">
            <text:p>19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37" office:value-type="float" office:value="108">
            <text:p>108</text:p>
          </table:table-cell>
          <table:table-cell table:style-name="ce39"/>
          <table:table-cell table:style-name="ce34" office:value-type="string">
            <text:p>F</text:p>
          </table:table-cell>
          <table:table-cell table:style-name="ce43" office:value-type="float" office:value="5">
            <text:p>5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V7]+1" office:value-type="float" office:value="25">
            <text:p>25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Z7]+1" office:value-type="float" office:value="44">
            <text:p>44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BD7]+1" office:value-type="float" office:value="62">
            <text:p>62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office:value-type="float" office:value="79">
            <text:p>7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20"/>
          <table:table-cell table:style-name="ce23" table:number-columns-repeated="3"/>
          <table:table-cell table:style-name="ce20" office:value-type="float" office:value="107">
            <text:p>10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O</text:p>
          </table:table-cell>
          <table:table-cell table:style-name="ce20" office:value-type="float" office:value="96">
            <text:p>96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36" office:value-type="float" office:value="135">
            <text:p>135</text:p>
          </table:table-cell>
          <table:table-cell table:style-name="ce23" table:number-columns-repeated="2"/>
          <table:table-cell table:style-name="ce23" office:value-type="string">
            <text:p>Y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80">
            <text:p>180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36" office:value-type="float" office:value="191">
            <text:p>191</text:p>
          </table:table-cell>
          <table:table-cell table:style-name="ce23" table:number-columns-repeated="2"/>
          <table:table-cell table:style-name="ce24" office:value-type="string">
            <text:p>X</text:p>
          </table:table-cell>
          <table:table-cell table:style-name="ce20" office:value-type="float" office:value="184">
            <text:p>184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43" table:formula="of:=[.CR7]+1" office:value-type="float" office:value="5">
            <text:p>5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table:formula="of:=[.CW7]+1" office:value-type="float" office:value="24">
            <text:p>24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office:value-type="float" office:value="42">
            <text:p>42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44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 office:value-type="float" office:value="64">
            <text:p>64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8">
            <text:p>8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style-name="ce42" office:value-type="float" office:value="16">
            <text:p>16</text:p>
          </table:table-cell>
          <table:table-cell table:style-name="ce23" table:number-columns-repeated="4"/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7" office:value-type="float" office:value="6">
            <text:p>6</text:p>
          </table:table-cell>
          <table:table-cell table:style-name="ce23"/>
          <table:table-cell table:style-name="ce23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23" table:formula="of:=[.P10]" office:value-type="string" office:string-value="K">
            <text:p>K</text:p>
          </table:table-cell>
          <table:table-cell table:style-name="ce21" office:value-type="float" office:value="205">
            <text:p>20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154">
            <text:p>154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94">
            <text:p>94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17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4">
            <text:p>19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96">
            <text:p>19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37" office:value-type="float" office:value="109">
            <text:p>109</text:p>
          </table:table-cell>
          <table:table-cell table:style-name="ce39"/>
          <table:table-cell table:style-name="ce34" office:value-type="string">
            <text:p>G</text:p>
          </table:table-cell>
          <table:table-cell table:style-name="ce43" office:value-type="float" office:value="6">
            <text:p>6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V8]+1" office:value-type="float" office:value="26">
            <text:p>26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Z8]+1" office:value-type="float" office:value="45">
            <text:p>45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BD8]+1" office:value-type="float" office:value="63">
            <text:p>63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office:value-type="float" office:value="80">
            <text:p>8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20"/>
          <table:table-cell table:style-name="ce23" table:number-columns-repeated="3"/>
          <table:table-cell table:style-name="ce20" office:value-type="float" office:value="108">
            <text:p>10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P</text:p>
          </table:table-cell>
          <table:table-cell table:style-name="ce20" office:value-type="float" office:value="97">
            <text:p>97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43" office:value-type="float" office:value="171">
            <text:p>17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 office:value-type="float" office:value="91">
            <text:p>91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207">
            <text:p>207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36" office:value-type="float" office:value="192">
            <text:p>19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 office:value-type="float" office:value="185">
            <text:p>185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43" table:formula="of:=[.CR8]+1" office:value-type="float" office:value="6">
            <text:p>6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table:formula="of:=[.CW8]+1" office:value-type="float" office:value="25">
            <text:p>25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office:value-type="float" office:value="43">
            <text:p>43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office:value-type="float" office:value="86">
            <text:p>86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 office:value-type="float" office:value="65">
            <text:p>65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9">
            <text:p>9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style-name="ce42" office:value-type="float" office:value="17">
            <text:p>17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7" office:value-type="float" office:value="7">
            <text:p>7</text:p>
          </table:table-cell>
          <table:table-cell table:style-name="ce23"/>
          <table:table-cell table:style-name="ce23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23" table:formula="of:=[.P11]" office:value-type="string" office:string-value="L">
            <text:p>L</text:p>
          </table:table-cell>
          <table:table-cell table:style-name="ce21" office:value-type="float" office:value="206">
            <text:p>20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155">
            <text:p>155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21" office:value-type="float" office:value="95">
            <text:p>95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7">
            <text:p>227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8">
            <text:p>22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37" office:value-type="float" office:value="110">
            <text:p>110</text:p>
          </table:table-cell>
          <table:table-cell table:style-name="ce39"/>
          <table:table-cell table:style-name="ce34" office:value-type="string">
            <text:p>H</text:p>
          </table:table-cell>
          <table:table-cell table:style-name="ce43" office:value-type="float" office:value="7">
            <text:p>7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V9]+1" office:value-type="float" office:value="27">
            <text:p>27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Z9]+1" office:value-type="float" office:value="46">
            <text:p>46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BD9]+1" office:value-type="float" office:value="64">
            <text:p>64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office:value-type="float" office:value="81">
            <text:p>8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20"/>
          <table:table-cell table:style-name="ce23" table:number-columns-repeated="3"/>
          <table:table-cell table:style-name="ce20" office:value-type="float" office:value="109">
            <text:p>10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Q</text:p>
          </table:table-cell>
          <table:table-cell table:style-name="ce20" office:value-type="float" office:value="98">
            <text:p>98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43" office:value-type="float" office:value="172">
            <text:p>17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 office:value-type="float" office:value="129">
            <text:p>129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3">
            <text:p>19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 office:value-type="float" office:value="186">
            <text:p>186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43" table:formula="of:=[.CR9]+1" office:value-type="float" office:value="7">
            <text:p>7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table:formula="of:=[.CW9]+1" office:value-type="float" office:value="26">
            <text:p>26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office:value-type="float" office:value="44">
            <text:p>44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 office:value-type="float" office:value="66">
            <text:p>66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10">
            <text:p>10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style-name="ce42" office:value-type="float" office:value="18">
            <text:p>18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7" office:value-type="float" office:value="8">
            <text:p>8</text:p>
          </table:table-cell>
          <table:table-cell table:style-name="ce23"/>
          <table:table-cell table:style-name="ce23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23" table:formula="of:=[.P12]" office:value-type="string" office:string-value="M1">
            <text:p>M1</text:p>
          </table:table-cell>
          <table:table-cell table:style-name="ce21" office:value-type="float" office:value="207">
            <text:p>207</text:p>
          </table:table-cell>
          <table:table-cell table:style-name="ce24"/>
          <table:table-cell table:style-name="ce24" office:value-type="string">
            <text:p>R</text:p>
          </table:table-cell>
          <table:table-cell table:style-name="ce21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7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91">
            <text:p>19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1">
            <text:p>111</text:p>
          </table:table-cell>
          <table:table-cell table:style-name="ce39"/>
          <table:table-cell table:style-name="ce34" office:value-type="string">
            <text:p>I</text:p>
          </table:table-cell>
          <table:table-cell table:style-name="ce43" office:value-type="float" office:value="8">
            <text:p>8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V10]+1" office:value-type="float" office:value="28">
            <text:p>28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Z10]+1" office:value-type="float" office:value="47">
            <text:p>47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BD10]+1" office:value-type="float" office:value="65">
            <text:p>65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office:value-type="float" office:value="82">
            <text:p>8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20"/>
          <table:table-cell table:style-name="ce23" table:number-columns-repeated="3"/>
          <table:table-cell table:style-name="ce20" office:value-type="float" office:value="110">
            <text:p>11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R</text:p>
          </table:table-cell>
          <table:table-cell table:style-name="ce20" office:value-type="float" office:value="99">
            <text:p>99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73">
            <text:p>17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 office:value-type="float" office:value="175">
            <text:p>175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4">
            <text:p>194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43" office:value-type="float" office:value="209">
            <text:p>209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43" table:formula="of:=[.CR10]+1" office:value-type="float" office:value="8">
            <text:p>8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table:formula="of:=[.CW10]+1" office:value-type="float" office:value="27">
            <text:p>27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office:value-type="float" office:value="45">
            <text:p>45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 office:value-type="float" office:value="67">
            <text:p>6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U</text:p>
          </table:table-cell>
          <table:table-cell table:style-name="ce26" office:value-type="string">
            <text:p>X</text:p>
          </table:table-cell>
          <table:table-cell table:style-name="ce20"/>
          <table:table-cell table:style-name="ce22" table:number-columns-repeated="3"/>
          <table:table-cell table:style-name="ce26"/>
          <table:table-cell/>
          <table:table-cell table:style-name="ce43" office:value-type="float" office:value="11">
            <text:p>11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style-name="ce42" office:value-type="float" office:value="19">
            <text:p>19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7" office:value-type="float" office:value="9">
            <text:p>9</text:p>
          </table:table-cell>
          <table:table-cell table:style-name="ce23"/>
          <table:table-cell table:style-name="ce23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23" table:formula="of:=[.P13]" office:value-type="string" office:string-value="M2">
            <text:p>M2</text:p>
          </table:table-cell>
          <table:table-cell table:style-name="ce21" office:value-type="float" office:value="208">
            <text:p>208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21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7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2">
            <text:p>19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2">
            <text:p>112</text:p>
          </table:table-cell>
          <table:table-cell table:style-name="ce39"/>
          <table:table-cell table:style-name="ce34" office:value-type="string">
            <text:p>J</text:p>
          </table:table-cell>
          <table:table-cell table:style-name="ce43" office:value-type="float" office:value="9">
            <text:p>9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V11]+1" office:value-type="float" office:value="29">
            <text:p>29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Z11]+1" office:value-type="float" office:value="48">
            <text:p>48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BD11]+1" office:value-type="float" office:value="66">
            <text:p>66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office:value-type="float" office: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0"/>
          <table:table-cell table:style-name="ce23" table:number-columns-repeated="3"/>
          <table:table-cell table:style-name="ce20" office:value-type="float" office:value="111">
            <text:p>11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S</text:p>
          </table:table-cell>
          <table:table-cell table:style-name="ce20" office:value-type="float" office:value="100">
            <text:p>100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74">
            <text:p>17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 office:value-type="float" office:value="176">
            <text:p>176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5">
            <text:p>195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1]+1" office:value-type="float" office:value="9">
            <text:p>9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table:formula="of:=[.CW11]+1" office:value-type="float" office:value="28">
            <text:p>28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office:value-type="float" office:value="46">
            <text:p>46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 office:value-type="float" office:value="68">
            <text:p>68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7" office:value-type="float" office:value="10">
            <text:p>10</text:p>
          </table:table-cell>
          <table:table-cell table:style-name="ce23"/>
          <table:table-cell table:style-name="ce23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23" table:formula="of:=[.P14]" office:value-type="string" office:string-value="N">
            <text:p>N</text:p>
          </table:table-cell>
          <table:table-cell table:style-name="ce21" office:value-type="float" office:value="209">
            <text:p>209</text:p>
          </table:table-cell>
          <table:table-cell table:style-name="ce25"/>
          <table:table-cell table:style-name="ce24" office:value-type="string">
            <text:p>T</text:p>
          </table:table-cell>
          <table:table-cell table:style-name="ce21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7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6">
            <text:p>226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3">
            <text:p>113</text:p>
          </table:table-cell>
          <table:table-cell table:style-name="ce39"/>
          <table:table-cell table:style-name="ce34" office:value-type="string">
            <text:p>K</text:p>
          </table:table-cell>
          <table:table-cell table:style-name="ce43" office:value-type="float" office:value="10">
            <text:p>10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V12]+1" office:value-type="float" office:value="30">
            <text:p>30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Z12]+1" office:value-type="float" office:value="49">
            <text:p>49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BD12]+1" office:value-type="float" office:value="67">
            <text:p>67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office:value-type="float" office:value="84">
            <text:p>8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0" office:value-type="float" office:value="112">
            <text:p>11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T</text:p>
          </table:table-cell>
          <table:table-cell table:style-name="ce20" office:value-type="float" office:value="101">
            <text:p>101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205">
            <text:p>205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 office:value-type="float" office:value="177">
            <text:p>177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6">
            <text:p>196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2]+1" office:value-type="float" office:value="10">
            <text:p>10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table:formula="of:=[.CW12]+1" office:value-type="float" office:value="29">
            <text:p>29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office:value-type="float" office:value="47">
            <text:p>47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69">
            <text:p>69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7" office:value-type="float" office:value="11">
            <text:p>11</text:p>
          </table:table-cell>
          <table:table-cell table:style-name="ce23"/>
          <table:table-cell table:style-name="ce23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23" table:formula="of:=[.P15]" office:value-type="string" office:string-value="O">
            <text:p>O</text:p>
          </table:table-cell>
          <table:table-cell table:style-name="ce21" office:value-type="float" office:value="210">
            <text:p>21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21" office:value-type="float" office:value="159">
            <text:p>159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9">
            <text:p>18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4">
            <text:p>114</text:p>
          </table:table-cell>
          <table:table-cell table:style-name="ce39"/>
          <table:table-cell table:style-name="ce34" office:value-type="string">
            <text:p>L</text:p>
          </table:table-cell>
          <table:table-cell table:style-name="ce43" office:value-type="float" office:value="11">
            <text:p>11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V13]+1" office:value-type="float" office:value="31">
            <text:p>31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Z13]+1" office:value-type="float" office:value="50">
            <text:p>50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BD13]+1" office:value-type="float" office:value="68">
            <text:p>68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office:value-type="float" office:value="85">
            <text:p>8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13">
            <text:p>11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U</text:p>
          </table:table-cell>
          <table:table-cell table:style-name="ce20" office:value-type="float" office:value="102">
            <text:p>10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78">
            <text:p>178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office:value-type="float" office:value="208">
            <text:p>208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3]+1" office:value-type="float" office:value="11">
            <text:p>11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table:formula="of:=[.CW13]+1" office:value-type="float" office:value="30">
            <text:p>30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office:value-type="float" office:value="48">
            <text:p>48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70">
            <text:p>70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7" office:value-type="float" office:value="12">
            <text:p>12</text:p>
          </table:table-cell>
          <table:table-cell table:style-name="ce23"/>
          <table:table-cell table:style-name="ce23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23" table:formula="of:=[.P16]" office:value-type="string" office:string-value="P">
            <text:p>P</text:p>
          </table:table-cell>
          <table:table-cell table:style-name="ce21" office:value-type="float" office:value="211">
            <text:p>21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21" office:value-type="float" office:value="160">
            <text:p>160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87">
            <text:p>18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0">
            <text:p>19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5">
            <text:p>115</text:p>
          </table:table-cell>
          <table:table-cell table:style-name="ce39"/>
          <table:table-cell table:style-name="ce34" office:value-type="string">
            <text:p>M1</text:p>
          </table:table-cell>
          <table:table-cell table:style-name="ce43" office:value-type="float" office:value="12">
            <text:p>12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V14]+1" office:value-type="float" office:value="32">
            <text:p>32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Z14]+1" office:value-type="float" office:value="51">
            <text:p>51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BD14]+1" office:value-type="float" office:value="69">
            <text:p>69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office:value-type="float" office:value="124">
            <text:p>124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14">
            <text:p>11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V</text:p>
          </table:table-cell>
          <table:table-cell table:style-name="ce20" office:value-type="float" office:value="127">
            <text:p>127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79">
            <text:p>179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4]+1" office:value-type="float" office:value="12">
            <text:p>12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table:formula="of:=[.CW14]+1" office:value-type="float" office:value="31">
            <text:p>31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office:value-type="float" office:value="51">
            <text:p>51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91">
            <text:p>91</text:p>
          </table:table-cell>
          <table:table-cell table:style-name="ce23" table:number-columns-repeated="3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7" office:value-type="float" office:value="13">
            <text:p>13</text:p>
          </table:table-cell>
          <table:table-cell table:style-name="ce23"/>
          <table:table-cell table:style-name="ce23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23" table:formula="of:=[.P17]" office:value-type="string" office:string-value="Q">
            <text:p>Q</text:p>
          </table:table-cell>
          <table:table-cell table:style-name="ce21" office:value-type="float" office:value="212">
            <text:p>212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21" office:value-type="float" office:value="161">
            <text:p>161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88">
            <text:p>18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5">
            <text:p>225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6">
            <text:p>116</text:p>
          </table:table-cell>
          <table:table-cell table:style-name="ce39"/>
          <table:table-cell table:style-name="ce34" office:value-type="string">
            <text:p>M2</text:p>
          </table:table-cell>
          <table:table-cell table:style-name="ce43" office:value-type="float" office:value="13">
            <text:p>13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V15]+1" office:value-type="float" office:value="33">
            <text:p>33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Z15]+1" office:value-type="float" office:value="52">
            <text:p>52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BD15]+1" office:value-type="float" office:value="70">
            <text:p>70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office:value-type="float" office:value="125">
            <text:p>125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20" office:value-type="float" office:value="115">
            <text:p>11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W</text:p>
          </table:table-cell>
          <table:table-cell table:style-name="ce20" office:value-type="float" office:value="128">
            <text:p>128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43" office:value-type="float" office:value="206">
            <text:p>206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5]+1" office:value-type="float" office:value="13">
            <text:p>13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table:formula="of:=[.CW15]+1" office:value-type="float" office:value="32">
            <text:p>32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44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7" office:value-type="float" office:value="14">
            <text:p>14</text:p>
          </table:table-cell>
          <table:table-cell table:style-name="ce23"/>
          <table:table-cell table:style-name="ce23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213">
            <text:p>213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21" office:value-type="float" office:value="162">
            <text:p>162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224">
            <text:p>224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7">
            <text:p>117</text:p>
          </table:table-cell>
          <table:table-cell table:style-name="ce39"/>
          <table:table-cell table:style-name="ce34" office:value-type="string">
            <text:p>N</text:p>
          </table:table-cell>
          <table:table-cell table:style-name="ce43" office:value-type="float" office:value="14">
            <text:p>14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V16]+1" office:value-type="float" office:value="34">
            <text:p>34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Z16]+1" office:value-type="float" office:value="53">
            <text:p>53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BD16]+1" office:value-type="float" office:value="71">
            <text:p>71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56">
            <text:p>15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 office:value-type="float" office:value="126">
            <text:p>126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office:value-type="float" office:value="166">
            <text:p>16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6]+1" office:value-type="float" office:value="14">
            <text:p>14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table:formula="of:=[.CW16]+1" office:value-type="float" office:value="33">
            <text:p>33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1">
            <text:p>81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7" office:value-type="float" office:value="15">
            <text:p>15</text:p>
          </table:table-cell>
          <table:table-cell table:style-name="ce23"/>
          <table:table-cell table:style-name="ce23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214">
            <text:p>214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21" office:value-type="float" office:value="163">
            <text:p>163</text:p>
          </table:table-cell>
          <table:table-cell table:style-name="ce30"/>
          <table:table-cell table:style-name="ce23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8">
            <text:p>118</text:p>
          </table:table-cell>
          <table:table-cell table:style-name="ce39"/>
          <table:table-cell table:style-name="ce34" office:value-type="string">
            <text:p>O</text:p>
          </table:table-cell>
          <table:table-cell table:style-name="ce43" office:value-type="float" office:value="15">
            <text:p>15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V17]+1" office:value-type="float" office:value="35">
            <text:p>35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Z17]+1" office:value-type="float" office:value="54">
            <text:p>54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BD17]+1" office:value-type="float" office:value="72">
            <text:p>72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57">
            <text:p>15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1">
            <text:p>16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67">
            <text:p>16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7]+1" office:value-type="float" office:value="15">
            <text:p>15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table:formula="of:=[.CW17]+1" office:value-type="float" office:value="34">
            <text:p>34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2">
            <text:p>82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7" office:value-type="float" office:value="16">
            <text:p>16</text:p>
          </table:table-cell>
          <table:table-cell table:style-name="ce23"/>
          <table:table-cell table:style-name="ce23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215">
            <text:p>21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9">
            <text:p>119</text:p>
          </table:table-cell>
          <table:table-cell table:style-name="ce39"/>
          <table:table-cell table:style-name="ce34" office:value-type="string">
            <text:p>P</text:p>
          </table:table-cell>
          <table:table-cell table:style-name="ce43" office:value-type="float" office:value="16">
            <text:p>16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V18]+1" office:value-type="float" office:value="36">
            <text:p>36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Z18]+1" office:value-type="float" office:value="55">
            <text:p>55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BD18]+1" office:value-type="float" office:value="73">
            <text:p>73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158">
            <text:p>15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2">
            <text:p>16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8">
            <text:p>16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8]+1" office:value-type="float" office:value="16">
            <text:p>16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table:formula="of:=[.CW18]+1" office:value-type="float" office:value="35">
            <text:p>35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3">
            <text:p>83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7" office:value-type="float" office:value="17">
            <text:p>17</text:p>
          </table:table-cell>
          <table:table-cell table:style-name="ce23"/>
          <table:table-cell table:style-name="ce23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216">
            <text:p>216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5">
            <text:p>18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0">
            <text:p>120</text:p>
          </table:table-cell>
          <table:table-cell table:style-name="ce39"/>
          <table:table-cell table:style-name="ce34" office:value-type="string">
            <text:p>Q</text:p>
          </table:table-cell>
          <table:table-cell table:style-name="ce43" office:value-type="float" office:value="17">
            <text:p>1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V19]+1" office:value-type="float" office:value="37">
            <text:p>37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Z19]+1" office:value-type="float" office:value="56">
            <text:p>56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BD19]+1" office:value-type="float" office:value="74">
            <text:p>74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43" office:value-type="float" office:value="159">
            <text:p>15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3">
            <text:p>16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9">
            <text:p>16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9]+1" office:value-type="float" office:value="17">
            <text:p>17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table:formula="of:=[.CW19]+1" office:value-type="float" office:value="36">
            <text:p>36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84">
            <text:p>84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7" office:value-type="float" office:value="18">
            <text:p>18</text:p>
          </table:table-cell>
          <table:table-cell table:style-name="ce23"/>
          <table:table-cell table:style-name="ce23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21" office:value-type="float" office:value="217">
            <text:p>217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86">
            <text:p>18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1">
            <text:p>121</text:p>
          </table:table-cell>
          <table:table-cell table:style-name="ce39"/>
          <table:table-cell table:style-name="ce34" office:value-type="string">
            <text:p>R</text:p>
          </table:table-cell>
          <table:table-cell table:style-name="ce43" office:value-type="float" office:value="18">
            <text:p>1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V20]+1" office:value-type="float" office:value="38">
            <text:p>3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Z20]+1" office:value-type="float" office:value="57">
            <text:p>57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2">
            <text:p>122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160">
            <text:p>16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4">
            <text:p>16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70">
            <text:p>17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20]+1" office:value-type="float" office:value="18">
            <text:p>18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table:formula="of:=[.CW20]+1" office:value-type="float" office:value="37">
            <text:p>37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85">
            <text:p>85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7" office:value-type="float" office:value="19">
            <text:p>19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222">
            <text:p>222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3">
            <text:p>223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2">
            <text:p>122</text:p>
          </table:table-cell>
          <table:table-cell table:style-name="ce39"/>
          <table:table-cell table:style-name="ce34" office:value-type="string">
            <text:p>S</text:p>
          </table:table-cell>
          <table:table-cell table:style-name="ce43" office:value-type="float" office:value="19">
            <text:p>1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V21]+1" office:value-type="float" office:value="39">
            <text:p>39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0">
            <text:p>120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23">
            <text:p>123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202">
            <text:p>202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5">
            <text:p>16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4">
            <text:p>204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/>
          <table:table-cell table:style-name="ce50"/>
          <table:table-cell table:style-name="ce20"/>
          <table:table-cell table:style-name="ce23"/>
          <table:table-cell table:style-name="Default"/>
          <table:table-cell table:style-name="ce50"/>
          <table:table-cell table:style-name="ce20"/>
          <table:table-cell table:style-name="ce23"/>
          <table:table-cell table:style-name="Default"/>
          <table:table-cell table:style-name="ce50"/>
          <table:table-cell table:style-name="ce43" table:formula="of:=[.CR21]+1" office:value-type="float" office:value="19">
            <text:p>19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50">
            <text:p>50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7" office:value-type="float" office:value="20">
            <text:p>20</text:p>
          </table:table-cell>
          <table:table-cell table:style-name="ce23"/>
          <table:table-cell table:style-name="ce23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3">
            <text:p>123</text:p>
          </table:table-cell>
          <table:table-cell table:style-name="ce39"/>
          <table:table-cell table:style-name="ce34" office:value-type="string">
            <text:p>T</text:p>
          </table:table-cell>
          <table:table-cell table:style-name="ce43" office:value-type="float" office:value="20">
            <text:p>2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18">
            <text:p>118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21">
            <text:p>121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51">
            <text:p>15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43" office:value-type="float" office:value="203">
            <text:p>203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44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7" office:value-type="float" office:value="21">
            <text:p>21</text:p>
          </table:table-cell>
          <table:table-cell table:style-name="ce23"/>
          <table:table-cell table:style-name="ce23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4">
            <text:p>124</text:p>
          </table:table-cell>
          <table:table-cell table:style-name="ce39"/>
          <table:table-cell table:style-name="ce34" office:value-type="string">
            <text:p>U</text:p>
          </table:table-cell>
          <table:table-cell table:style-name="ce43" office:value-type="float" office:value="116">
            <text:p>116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19">
            <text:p>119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52">
            <text:p>15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 office:value-type="float" office:value="76">
            <text:p>76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7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7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5">
            <text:p>125</text:p>
          </table:table-cell>
          <table:table-cell table:style-name="ce39"/>
          <table:table-cell table:style-name="ce34" office:value-type="string">
            <text:p>V</text:p>
          </table:table-cell>
          <table:table-cell table:style-name="ce43" office:value-type="float" office:value="117">
            <text:p>117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5">
            <text:p>145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53">
            <text:p>15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1">
            <text:p>71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 office:value-type="float" office:value="77">
            <text:p>77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7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6">
            <text:p>126</text:p>
          </table:table-cell>
          <table:table-cell table:style-name="ce39"/>
          <table:table-cell table:style-name="ce34" office:value-type="string">
            <text:p>W</text:p>
          </table:table-cell>
          <table:table-cell table:style-name="ce43" office:value-type="float" office:value="140">
            <text:p>140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54">
            <text:p>15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2">
            <text:p>72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 office:value-type="float" office:value="78">
            <text:p>78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7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3">
            <text:p>18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7">
            <text:p>127</text:p>
          </table:table-cell>
          <table:table-cell table:style-name="ce39"/>
          <table:table-cell table:style-name="ce34" office:value-type="string">
            <text:p>X</text:p>
          </table:table-cell>
          <table:table-cell table:style-name="ce43" office:value-type="float" office:value="141">
            <text:p>14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5">
            <text:p>15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3">
            <text:p>73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 office:value-type="float" office:value="79">
            <text:p>79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/>
          <table:table-cell table:style-name="ce20"/>
          <table:table-cell table:style-name="ce23" table:number-columns-repeated="5"/>
          <table:table-cell table:number-columns-repeated="5"/>
          <table:table-cell table:formula="of:=[.$DW$2]" office:value-type="string" office:string-value="max=19">
            <text:p>max=19</text:p>
          </table:table-cell>
          <table:table-cell table:number-columns-repeated="886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7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1">
            <text:p>18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4">
            <text:p>18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8">
            <text:p>128</text:p>
          </table:table-cell>
          <table:table-cell table:style-name="ce39"/>
          <table:table-cell table:style-name="ce34" office:value-type="string">
            <text:p>Y</text:p>
          </table:table-cell>
          <table:table-cell table:style-name="ce43" office:value-type="float" office:value="142">
            <text:p>14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0">
            <text:p>15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1">
            <text:p>201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4">
            <text:p>74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 office:value-type="float" office:value="80">
            <text:p>80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 table:number-columns-repeated="3"/>
          <table:table-cell table:style-name="ce23"/>
          <table:table-cell/>
          <table:table-cell table:style-name="ce23" table:number-columns-repeated="2"/>
          <table:table-cell table:number-columns-repeated="892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7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9">
            <text:p>17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2">
            <text:p>18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1">
            <text:p>221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18"/>
          <table:table-cell table:style-name="ce17"/>
          <table:table-cell table:style-name="ce25"/>
          <table:table-cell table:style-name="ce24"/>
          <table:table-cell table:style-name="ce17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3" office:value-type="float" office:value="143">
            <text:p>14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0">
            <text:p>200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5">
            <text:p>75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formula="of:=[.$DW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23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7" office:value-type="float" office:value="177">
            <text:p>17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0">
            <text:p>18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0">
            <text:p>220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1"/>
          <table:table-cell table:style-name="ce37"/>
          <table:table-cell table:style-name="ce39"/>
          <table:table-cell table:style-name="ce34"/>
          <table:table-cell table:style-name="ce37" office:value-type="float" office:value="197">
            <text:p>197</text:p>
          </table:table-cell>
          <table:table-cell table:style-name="ce39"/>
          <table:table-cell table:style-name="ce24" office:value-type="string">
            <text:p>Z</text:p>
          </table:table-cell>
          <table:table-cell table:style-name="ce43" office:value-type="float" office:value="144">
            <text:p>14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199">
            <text:p>199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number-columns-repeated="2"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7" office:value-type="float" office:value="178">
            <text:p>17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19">
            <text:p>21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8">
            <text:p>198</text:p>
          </table:table-cell>
          <table:table-cell table:style-name="ce39"/>
          <table:table-cell table:style-name="ce24" office:value-type="string">
            <text:p>B1</text:p>
          </table:table-cell>
          <table:table-cell table:style-name="ce43" office:value-type="float" office:value="198">
            <text:p>198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2">
            <text:p>2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C1</text:p>
          </table:table-cell>
          <table:table-cell table:style-name="ce7" office:value-type="string">
            <text:p>セージ</text:p>
          </table:table-cell>
          <table:table-cell table:number-columns-repeated="4"/>
          <table:table-cell table:style-name="ce17" office:value-type="float" office:value="218">
            <text:p>21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 office:value-type="float" office:value="199">
            <text:p>199</text:p>
          </table:table-cell>
          <table:table-cell table:style-name="ce39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3">
            <text:p>3</text:p>
          </table:table-cell>
          <table:table-cell table:style-name="ce23" table:number-columns-repeated="2"/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string">
            <text:p>D1</text:p>
          </table:table-cell>
          <table:table-cell table:style-name="ce7" office:value-type="string">
            <text:p>エゴマ</text:p>
          </table:table-cell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17" office:value-type="float" office:value="229">
            <text:p>22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Default" table:number-columns-repeated="2"/>
          <table:table-cell table:style-name="ce23"/>
          <table:table-cell/>
          <table:table-cell table:style-name="ce2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2"/>
          <table:table-cell table:style-name="Default" table:number-columns-repeated="3"/>
          <table:table-cell table:style-name="ce23" table:number-columns-repeated="2"/>
          <table:table-cell table:formula="of:=[.$CR$2]" office:value-type="string" office:string-value="max=91">
            <text:p>max=91</text:p>
          </table:table-cell>
          <table:table-cell/>
          <table:table-cell table:formula="of:=[.$DW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23" table:number-columns-repeated="2"/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23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/>
          <table:table-cell table:style-name="Default"/>
          <table:table-cell table:number-columns-repeated="3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.5">
            <text:p>0.5</text:p>
          </table:table-cell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4"/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20" office:value-type="float" office:value="1">
            <text:p>1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number-columns-repeated="892"/>
        </table:table-row>
        <table:table-row table:style-name="ro2">
          <table:table-cell table:formula="of:=[.A2]" office:value-type="string" office:string-value="1 item (30)">
            <text:p>1 item (30)</text:p>
          </table:table-cell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8"/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style-name="ce38"/>
          <table:table-cell table:style-name="ce40"/>
          <table:table-cell table:style-name="ce41"/>
          <table:table-cell table:style-name="ce45" table:formula="of:=[.$AR$2]" office:value-type="string" office:string-value="max=209">
            <text:p>max=209</text:p>
          </table:table-cell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45" table:formula="of:=[.$AR$2]" office:value-type="string" office:string-value="max=209">
            <text:p>max=209</text:p>
          </table:table-cell>
          <table:table-cell table:style-name="ce26" table:number-columns-repeated="2"/>
          <table:table-cell table:style-name="ce41"/>
          <table:table-cell table:style-name="ce20" table:formula="of:=[.CR37]+1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7"/>
          <table:table-cell table:formula="of:=[.$H$2]" office:value-type="string" office:string-value="max=229">
            <text:p>max=229</text:p>
          </table:table-cell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formula="of:=[.$H$2]" office:value-type="string" office:string-value="max=229">
            <text:p>max=229</text:p>
          </table:table-cell>
          <table:table-cell table:style-name="ce40"/>
          <table:table-cell table:style-name="ce41"/>
          <table:table-cell table:style-name="ce45" table:formula="of:=[.$AR$3]" office:value-type="string" office:string-value="3 items">
            <text:p>3 items</text:p>
          </table:table-cell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45" table:formula="of:=[.$AR$3]" office:value-type="string" office:string-value="3 items">
            <text:p>3 items</text:p>
          </table:table-cell>
          <table:table-cell table:style-name="ce26" table:number-columns-repeated="2"/>
          <table:table-cell table:style-name="ce41"/>
          <table:table-cell table:style-name="ce20" table:formula="of:=[.CR38]+1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number-columns-repeated="2"/>
          <table:table-cell table:style-name="Default" table:number-columns-repeated="30"/>
          <table:table-cell table:formula="of:=[.$H$3]" office:value-type="string" office:string-value="2 items">
            <text:p>2 items</text:p>
          </table:table-cell>
          <table:table-cell table:style-name="Default" table:number-columns-repeated="5"/>
          <table:table-cell table:style-name="ce23"/>
          <table:table-cell table:style-name="Default" table:number-columns-repeated="10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ce20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21.678cm" draw:caption-point-x="-0.61cm" draw:caption-point-y="1.524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25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1.678cm" draw:caption-point-x="-0.61cm" draw:caption-point-y="1.524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20" office:value-type="float" office:value="5">
            <text:p>5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7" table:formula="of:=[.$DW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8" office:value-type="float" office:value="5.5" table:number-columns-spanned="3" table:number-rows-spanned="1">
            <text:p>5.5</text:p>
          </table:table-cell>
          <table:covered-table-cell table:number-columns-repeated="2" table:style-name="ce48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2">
            <text:p>2</text:p>
          </table:table-cell>
          <table:table-cell table:style-name="ce48" table:number-columns-repeated="2"/>
          <table:table-cell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3">
            <text:p>3</text:p>
          </table:table-cell>
          <table:table-cell table:style-name="ce48" table:number-columns-repeated="2"/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7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20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table:formula="of:=[.$DW$3]" office:value-type="string" office:string-value="5 items" table:number-columns-spanned="3" table:number-rows-spanned="1">
            <office:annotation draw:style-name="gr2" draw:text-style-name="P2" svg:width="2.899cm" svg:height="0.669cm" svg:x="118.129cm" svg:y="24.569cm" draw:caption-point-x="-0.61cm" draw:caption-point-y="1.524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87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23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20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5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87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7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4">
            <text:p>4</text:p>
          </table:table-cell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7.46cm" draw:caption-point-x="-0.61cm" draw:caption-point-y="1.524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23"/>
          <table:table-cell table:style-name="ce20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3"/>
          <table:table-cell table:style-name="ce47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7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 spoons</text:p>
          </table:table-cell>
          <table:table-cell table:style-name="ce20"/>
          <table:table-cell table:number-columns-repeated="31"/>
          <table:table-cell table:style-name="ce47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R52]+1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7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R53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8">
            <text:p>8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9" table:number-columns-repeated="4"/>
          <table:table-cell table:style-name="ce20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4">
            <text:p>4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9">
            <text:p>9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 office:value-type="float" office:value="5">
            <text:p>5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5">
            <text:p>5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10">
            <text:p>1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.5 spoons</text:p>
          </table:table-cell>
          <table:table-cell table:style-name="ce20"/>
          <table:table-cell table:number-columns-repeated="31"/>
          <table:table-cell table:style-name="ce47" office:value-type="float" office:value="6">
            <text:p>6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6">
            <text:p>6</text:p>
          </table:table-cell>
          <table:table-cell table:style-name="ce23" table:number-columns-repeated="4"/>
          <table:table-cell table:number-columns-repeated="26"/>
          <table:table-cell table:style-name="ce47" office:value-type="float" office:value="11">
            <text:p>1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">
            <text:p>2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7">
            <text:p>7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number-columns-repeated="31"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7" table:formula="of:=[.$DW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8" office:value-type="float" office:value="10" table:number-columns-spanned="3" table:number-rows-spanned="1">
            <text:p>10</text:p>
          </table:table-cell>
          <table:covered-table-cell table:number-columns-repeated="2" table:style-name="ce2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87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float" office:value="2.5">
            <text:p>2.5</text:p>
          </table:table-cell>
          <table:table-cell table:style-name="ce20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table:formula="of:=[.CR60]+1" office:value-type="float" office:value="2">
            <text:p>2</text:p>
          </table:table-cell>
          <table:table-cell table:style-name="ce23" table:number-columns-repeated="6"/>
          <table:table-cell table:number-columns-repeated="24"/>
          <table:table-cell table:style-name="ce47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87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3">
            <text:p>3</text:p>
          </table:table-cell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20" table:formula="of:=[.CR61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24"/>
          <table:table-cell table:style-name="ce47" office:value-type="float" office:value="2">
            <text:p>2</text:p>
          </table:table-cell>
          <table:table-cell table:style-name="ce48" table:number-columns-repeated="5"/>
          <table:table-cell table:number-columns-repeated="892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77"/>
          <table:table-cell table:style-name="ce47" office:value-type="float" office:value="3">
            <text:p>3</text:p>
          </table:table-cell>
          <table:table-cell table:style-name="ce48" table:number-columns-repeated="5"/>
          <table:table-cell table:number-columns-repeated="892"/>
        </table:table-row>
        <table:table-row table:style-name="ro2">
          <table:table-cell/>
          <table:table-cell table:style-name="ce4" table:formula="of:=IF([.M65]&lt;&gt;1;[.M65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83"/>
          <table:table-cell table:style-name="ce19" table:formula="of:=[.$CR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29" office:value-type="float" office:value="7" table:number-columns-spanned="2" table:number-rows-spanned="1">
            <text:p>7</text:p>
          </table:table-cell>
          <table:covered-table-cell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1"/>
          <table:table-cell table:style-name="ce20"/>
          <table:table-cell table:style-name="ce23" table:number-columns-repeated="2"/>
          <table:table-cell table:style-name="Default" table:number-columns-repeated="3"/>
          <table:table-cell table:number-columns-repeated="892"/>
        </table:table-row>
        <table:table-row table:style-name="ro2">
          <table:table-cell/>
          <table:table-cell table:style-name="ce4" table:formula="of:=IF([.M66]&lt;&gt;1;[.M66];0)" office:value-type="string" office:string-value="124">
            <text:p>124</text:p>
          </table:table-cell>
          <table:table-cell table:style-name="ce10" office:value-type="string">
            <text:p>124-4.1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5]);[.C64];LEFT([.C64];[.L65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27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35.554cm" draw:caption-point-x="-0.61cm" draw:caption-point-y="1.524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1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20"/>
          <table:table-cell table:style-name="ce23"/>
          <table:table-cell table:style-name="Default"/>
          <table:table-cell table:number-columns-repeated="895"/>
        </table:table-row>
        <table:table-row table:style-name="ro2">
          <table:table-cell/>
          <table:table-cell table:style-name="ce4" table:formula="of:=IF([.M67]&lt;&gt;1;[.M67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6]);[.C65];LEFT([.C65];[.L66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7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1">
            <text:p>1</text:p>
          </table:table-cell>
          <table:table-cell table:style-name="ce24" table:number-columns-repeated="2"/>
          <table:table-cell table:formula="of:=COUNTIF([.$AS$66:.$AU$66];[.AX65])" office:value-type="float" office:value="0">
            <text:p>0</text:p>
          </table:table-cell>
          <table:table-cell table:formula="of:=COUNTIF([.$AS$66:.$AU$66];[.AY65])" office:value-type="float" office:value="2">
            <text:p>2</text:p>
          </table:table-cell>
          <table:table-cell table:formula="of:=COUNTIF([.$AS$66:.$AU$66];[.AZ65])" office:value-type="float" office:value="1">
            <text:p>1</text:p>
          </table:table-cell>
          <table:table-cell table:formula="of:=COUNTIF([.$AS$66:.$AU$66];[.BA65])" office:value-type="float" office:value="0">
            <text:p>0</text:p>
          </table:table-cell>
          <table:table-cell table:formula="of:=COUNTIF([.$AS$66:.$AU$66];[.BB65])" office:value-type="float" office:value="0">
            <text:p>0</text:p>
          </table:table-cell>
          <table:table-cell table:number-columns-repeated="41"/>
          <table:table-cell table:style-name="ce47"/>
          <table:table-cell table:style-name="ce48" table:number-columns-repeated="4"/>
          <table:table-cell table:number-columns-repeated="26"/>
          <table:table-cell table:style-name="ce20"/>
          <table:table-cell table:style-name="ce23"/>
          <table:table-cell table:style-name="Default"/>
          <table:table-cell table:number-columns-repeated="895"/>
        </table:table-row>
        <table:table-row table:style-name="ro2">
          <table:table-cell/>
          <table:table-cell table:style-name="ce4" table:formula="of:=IF([.M68]&lt;&gt;1;[.M68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7]);[.C66];LEFT([.C66];[.L67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7" office:value-type="float" office:value="2">
            <text:p>2</text:p>
          </table:table-cell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47"/>
          <table:table-cell table:style-name="ce48" table:number-columns-repeated="4"/>
          <table:table-cell table:number-columns-repeated="26"/>
          <table:table-cell table:style-name="ce20"/>
          <table:table-cell table:style-name="ce23"/>
          <table:table-cell table:number-columns-repeated="896"/>
        </table:table-row>
        <table:table-row table:style-name="ro2">
          <table:table-cell/>
          <table:table-cell table:style-name="ce4" table:formula="of:=IF([.M69]&lt;&gt;1;[.M69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8]);[.C67];LEFT([.C67];[.L68]-1))" office:value-type="string" office:string-value="128">
            <text:p>128</text:p>
          </table:table-cell>
          <table:table-cell table:number-columns-repeated="2"/>
          <table:table-cell table:style-name="ce32"/>
          <table:table-cell table:number-columns-repeated="27"/>
          <table:table-cell table:style-name="ce47" office:value-type="float" office:value="3">
            <text:p>3</text:p>
          </table:table-cell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47"/>
          <table:table-cell table:style-name="ce48" table:number-columns-repeated="4"/>
          <table:table-cell table:number-columns-repeated="26"/>
          <table:table-cell table:style-name="ce20"/>
          <table:table-cell table:style-name="ce23"/>
          <table:table-cell table:number-columns-repeated="896"/>
        </table:table-row>
        <table:table-row table:style-name="ro2">
          <table:table-cell/>
          <table:table-cell table:style-name="ce4" table:formula="of:=IF([.M70]&lt;&gt;1;[.M70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9:.J69])" office:value-type="float" office:value="2">
            <text:p>2</text:p>
          </table:table-cell>
          <table:table-cell table:style-name="ce14" office:value-type="string">
            <text:p>2020年12月1日0:02:48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9]);[.C68];LEFT([.C68];[.L69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9"/>
          <table:table-cell table:style-name="ce47"/>
          <table:table-cell table:style-name="ce48" table:number-columns-repeated="4"/>
          <table:table-cell table:number-columns-repeated="26"/>
          <table:table-cell table:style-name="ce20"/>
          <table:table-cell table:style-name="ce23"/>
          <table:table-cell table:number-columns-repeated="896"/>
        </table:table-row>
        <table:table-row table:style-name="ro2">
          <table:table-cell/>
          <table:table-cell table:style-name="ce4" table:formula="of:=IF([.M71]&lt;&gt;1;[.M71];0)" office:value-type="string" office:string-value="136">
            <text:p>136</text:p>
          </table:table-cell>
          <table:table-cell table:style-name="ce10" office:value-type="string">
            <text:p>136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70]);[.C69];LEFT([.C69];[.L70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9"/>
          <table:table-cell table:style-name="ce47"/>
          <table:table-cell table:style-name="ce48" table:number-columns-repeated="4"/>
          <table:table-cell table:number-columns-repeated="924"/>
        </table:table-row>
        <table:table-row table:style-name="ro2">
          <table:table-cell/>
          <table:table-cell table:style-name="ce4" table:formula="of:=IF([.M72]&lt;&gt;1;[.M72];0)" office:value-type="string" office:string-value="140">
            <text:p>140</text:p>
          </table:table-cell>
          <table:table-cell table:style-name="ce10" office:value-type="string">
            <text:p>140-4~3</text:p>
          </table:table-cell>
          <table:table-cell table:style-name="ce13" table:formula="of:=COUNTA([.E71:.J71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0];1)" office:value-type="float" office:value="4">
            <text:p>4</text:p>
          </table:table-cell>
          <table:table-cell table:formula="of:=IF(ISERROR([.L71]);[.C70];LEFT([.C70];[.L71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79"/>
          <table:table-cell table:style-name="ce47"/>
          <table:table-cell table:style-name="ce48" table:number-columns-repeated="4"/>
          <table:table-cell table:number-columns-repeated="924"/>
        </table:table-row>
        <table:table-row table:style-name="ro2">
          <table:table-cell/>
          <table:table-cell table:style-name="ce4" table:formula="of:=IF([.M73]&lt;&gt;1;[.M73];0)" office:value-type="string" office:string-value="160">
            <text:p>160</text:p>
          </table:table-cell>
          <table:table-cell table:style-name="ce10" office:value-type="string">
            <text:p>160-4~2:2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2]);[.C71];LEFT([.C71];[.L72]-1))" office:value-type="string" office:string-value="140">
            <text:p>14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162">
            <text:p>162</text:p>
          </table:table-cell>
          <table:table-cell table:style-name="ce10" office:value-type="string">
            <text:p>162-4~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2];1)" office:value-type="float" office:value="4">
            <text:p>4</text:p>
          </table:table-cell>
          <table:table-cell table:formula="of:=IF(ISERROR([.L73]);[.C72];LEFT([.C72];[.L73]-1))" office:value-type="string" office:string-value="160">
            <text:p>1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3];1)" office:value-type="float" office:value="4">
            <text:p>4</text:p>
          </table:table-cell>
          <table:table-cell table:formula="of:=IF(ISERROR([.L74]);[.C73];LEFT([.C73];[.L74]-1))" office:value-type="string" office:string-value="162">
            <text:p>16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4];1)" office:value-type="float" office:value="4">
            <text:p>4</text:p>
          </table:table-cell>
          <table:table-cell table:formula="of:=IF(ISERROR([.L75]);[.C74];LEFT([.C74];[.L75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76:.J76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5];1)" office:value-type="float" office:value="4">
            <text:p>4</text:p>
          </table:table-cell>
          <table:table-cell table:formula="of:=IF(ISERROR([.L76]);[.C75];LEFT([.C75];[.L76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6];1)" office:value-type="float" office:value="4">
            <text:p>4</text:p>
          </table:table-cell>
          <table:table-cell table:formula="of:=IF(ISERROR([.L77]);[.C76];LEFT([.C76];[.L77]-1))" office:value-type="string" office:string-value="170">
            <text:p>17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49">
            <text:p>49</text:p>
          </table:table-cell>
          <table:table-cell table:style-name="ce10" office:value-type="string">
            <text:p>49-3.2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8]);[.C77];LEFT([.C77];[.L78]-1))" office:value-type="string" office:string-value="41">
            <text:p>4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9]);[.C78];LEFT([.C78];[.L79]-1))" office:value-type="string" office:string-value="49">
            <text:p>4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80:.J80])" office:value-type="float" office:value="2">
            <text:p>2</text:p>
          </table:table-cell>
          <table:table-cell table:style-name="ce14" office:value-type="string">
            <text:p>2020年11月30日0:02:26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80]);[.C79];LEFT([.C79];[.L80]-1))" office:value-type="string" office:string-value="55">
            <text:p>5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59">
            <text:p>59</text:p>
          </table:table-cell>
          <table:table-cell table:style-name="ce10" office:value-type="string">
            <text:p>59-5~3</text:p>
          </table:table-cell>
          <table:table-cell table:style-name="ce13" table:formula="of:=COUNTA([.E81:.J81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3"/>
          <table:table-cell table:style-name="ce8" table:number-columns-repeated="2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1]);[.C80];LEFT([.C80];[.L81]-1))" office:value-type="string" office:string-value="57">
            <text:p>57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1];1)" office:value-type="float" office:value="3">
            <text:p>3</text:p>
          </table:table-cell>
          <table:table-cell table:formula="of:=IF(ISERROR([.L82]);[.C81];LEFT([.C81];[.L82]-1))" office:value-type="string" office:string-value="59">
            <text:p>5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3]);[.C82];LEFT([.C82];[.L83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5]&lt;&gt;1;[.M85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84:.J8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4]);[.C83];LEFT([.C83];[.L84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6]&lt;&gt;1;[.M86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85:.J85])" office:value-type="float" office:value="2">
            <text:p>2</text:p>
          </table:table-cell>
          <table:table-cell table:style-name="ce14" office:value-type="string">
            <text:p>2020年11月26日0:47:47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4];1)" office:value-type="float" office:value="3">
            <text:p>3</text:p>
          </table:table-cell>
          <table:table-cell table:formula="of:=IF(ISERROR([.L85]);[.C84];LEFT([.C84];[.L85]-1))" office:value-type="string" office:string-value="81">
            <text:p>8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7]&lt;&gt;1;[.M87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86:.J86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5];1)" office:value-type="float" office:value="3">
            <text:p>3</text:p>
          </table:table-cell>
          <table:table-cell table:formula="of:=IF(ISERROR([.L86]);[.C85];LEFT([.C85];[.L86]-1))" office:value-type="string" office:string-value="88">
            <text:p>88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8]&lt;&gt;1;[.M88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87]);[.C86];LEFT([.C86];[.L87]-1))" office:value-type="string" office:string-value="89">
            <text:p>8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9]&lt;&gt;1;[.M89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88:.J88])" office:value-type="float" office:value="2">
            <text:p>2</text:p>
          </table:table-cell>
          <table:table-cell table:style-name="ce14" office:value-type="string">
            <text:p>2020年11月27日0:21:12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7];1)" office:value-type="float" office:value="3">
            <text:p>3</text:p>
          </table:table-cell>
          <table:table-cell table:formula="of:=IF(ISERROR([.L88]);[.C87];LEFT([.C87];[.L88]-1))" office:value-type="string" office:string-value="95">
            <text:p>9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88];1)" office:value-type="float" office:value="3">
            <text:p>3</text:p>
          </table:table-cell>
          <table:table-cell table:formula="of:=IF(ISERROR([.L89]);[.C88];LEFT([.C88];[.L89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string" office:string-value="99">
            <text:p>99</text:p>
          </table:table-cell>
          <table:table-cell table:style-name="ce10" office:value-type="string">
            <text:p>99-3.5-1</text:p>
          </table:table-cell>
          <table:table-cell table:style-name="ce13" table:formula="of:=COUNTA([.E90:.J90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9];1)" office:value-type="float" office:value="3">
            <text:p>3</text:p>
          </table:table-cell>
          <table:table-cell table:formula="of:=IF(ISERROR([.L90]);[.C89];LEFT([.C89];[.L90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2]&lt;&gt;1;[.M92];0)" office:value-type="string" office:string-value="99">
            <text:p>99</text:p>
          </table:table-cell>
          <table:table-cell table:style-name="ce10" office:value-type="string">
            <text:p>99-3~2:1</text:p>
          </table:table-cell>
          <table:table-cell table:style-name="ce13" table:formula="of:=COUNTA([.E91:.J91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0];1)" office:value-type="float" office:value="3">
            <text:p>3</text:p>
          </table:table-cell>
          <table:table-cell table:formula="of:=IF(ISERROR([.L91]);[.C90];LEFT([.C90];[.L91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3]&lt;&gt;1;[.M93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1];1)" office:value-type="float" office:value="3">
            <text:p>3</text:p>
          </table:table-cell>
          <table:table-cell table:formula="of:=IF(ISERROR([.L92]);[.C91];LEFT([.C91];[.L92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3]);[.C92];LEFT([.C92];[.L93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4]);[.C93];LEFT([.C93];[.L9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3" table:formula="of:=COUNTA([.E95:.J9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5]);[.C94];LEFT([.C94];[.L9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style-name="ce13" table:formula="of:=COUNTA([.E96:.J9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6]);[.C95];LEFT([.C95];[.L9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float" office:value="0">
            <text:p>0</text:p>
          </table:table-cell>
          <table:table-cell table:style-name="ce10"/>
          <table:table-cell table:style-name="ce13" table:formula="of:=COUNTA([.E97:.J9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97]);[.C96];LEFT([.C96];[.L97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9]&lt;&gt;1;[.M99];0)" office:value-type="float" office:value="0">
            <text:p>0</text:p>
          </table:table-cell>
          <table:table-cell table:style-name="ce10"/>
          <table:table-cell table:style-name="ce13" table:formula="of:=COUNTA([.E98:.J9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98]);[.C97];LEFT([.C97];[.L98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99]);[.C98];LEFT([.C98];[.L99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23T23:57:16.01">
            <text:p>2020/12/23 23:57</text:p>
          </table:table-cell>
          <table:table-cell table:style-name="ce11" table:formula="of:=NOW()" office:value-type="date" office:date-value="2020-12-23T23:57:16.01">
            <text:p>2020/12/23 23:57</text:p>
          </table:table-cell>
          <table:table-cell table:style-name="ce11" table:formula="of:=NOW()" office:value-type="date" office:date-value="2020-12-23T23:57:16.01">
            <text:p>2020/12/23 23:57</text:p>
          </table:table-cell>
          <table:table-cell table:style-name="ce14" table:number-columns-repeated="3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100]);[.C77];LEFT([.C77];[.L100]-1))" office:value-type="string" office:string-value="41">
            <text:p>41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4" table:formula="of:=IF([.M104]&lt;&gt;1;[.M104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style-name="ce4" table:formula="of:=IF([.M105]&lt;&gt;1;[.M105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4:.J10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3];1)" office:value-type="float" office:value="4">
            <text:p>4</text:p>
          </table:table-cell>
          <table:table-cell table:formula="of:=IF(ISERROR([.L104]);[.C103];LEFT([.C103];[.L104]-1))" office:value-type="string" office:string-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6]&lt;&gt;1;[.M106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4];1)" office:value-type="float" office:value="4">
            <text:p>4</text:p>
          </table:table-cell>
          <table:table-cell table:formula="of:=IF(ISERROR([.L105]);[.C104];LEFT([.C104];[.L105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7]&lt;&gt;1;[.M107];0)" office:value-type="string" office:string-value="131">
            <text:p>131</text:p>
          </table:table-cell>
          <table:table-cell table:style-name="ce10" office:value-type="string">
            <text:p>131-6~1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5];1)" office:value-type="float" office:value="4">
            <text:p>4</text:p>
          </table:table-cell>
          <table:table-cell table:formula="of:=IF(ISERROR([.L106]);[.C105];LEFT([.C105];[.L106]-1))" office:value-type="string" office:string-value="103">
            <text:p>10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8]&lt;&gt;1;[.M108];0)" office:value-type="string" office:string-value="131">
            <text:p>131</text:p>
          </table:table-cell>
          <table:table-cell table:style-name="ce10" office:value-type="string">
            <text:p>131-6~2</text:p>
          </table:table-cell>
          <table:table-cell table:style-name="ce13" table:formula="of:=COUNTA([.E107:.J107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06];1)" office:value-type="float" office:value="4">
            <text:p>4</text:p>
          </table:table-cell>
          <table:table-cell table:formula="of:=IF(ISERROR([.L107]);[.C106];LEFT([.C106];[.L107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9]&lt;&gt;1;[.M109];0)" office:value-type="string" office:string-value="136">
            <text:p>136</text:p>
          </table:table-cell>
          <table:table-cell table:style-name="ce10" office:value-type="string">
            <text:p>136-4~1</text:p>
          </table:table-cell>
          <table:table-cell table:style-name="ce13" table:formula="of:=COUNTA([.E108:.J108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Default" table:number-columns-repeated="3"/>
          <table:table-cell office:value-type="string">
            <text:p>*</text:p>
          </table:table-cell>
          <table:table-cell table:formula="of:=FIND(&quot;-&quot;;[.C107];1)" office:value-type="float" office:value="4">
            <text:p>4</text:p>
          </table:table-cell>
          <table:table-cell table:formula="of:=IF(ISERROR([.L108]);[.C107];LEFT([.C107];[.L108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0]&lt;&gt;1;[.M110];0)" office:value-type="string" office:string-value="136">
            <text:p>136</text:p>
          </table:table-cell>
          <table:table-cell table:style-name="ce10" office:value-type="string">
            <text:p>136-5~6</text:p>
          </table:table-cell>
          <table:table-cell table:style-name="ce13" table:formula="of:=COUNTA([.E109:.J109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08];1)" office:value-type="float" office:value="4">
            <text:p>4</text:p>
          </table:table-cell>
          <table:table-cell table:formula="of:=IF(ISERROR([.L109]);[.C108];LEFT([.C108];[.L109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3" table:formula="of:=IF([.M111]&lt;&gt;1;[.M111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110:.J110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9];1)" office:value-type="float" office:value="4">
            <text:p>4</text:p>
          </table:table-cell>
          <table:table-cell table:formula="of:=IF(ISERROR([.L110]);[.C109];LEFT([.C109];[.L110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2]&lt;&gt;1;[.M112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111:.J11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style-name="ce8" office:value-type="string">
            <text:p>*</text:p>
          </table:table-cell>
          <table:table-cell table:style-name="ce8" table:formula="of:=FIND(&quot;-&quot;;[.C110];1)" office:value-type="float" office:value="3">
            <text:p>3</text:p>
          </table:table-cell>
          <table:table-cell table:style-name="ce8" table:formula="of:=IF(ISERROR([.L111]);[.C110];LEFT([.C110];[.L111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3]&lt;&gt;1;[.M113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112:.J112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11];1)" office:value-type="float" office:value="3">
            <text:p>3</text:p>
          </table:table-cell>
          <table:table-cell table:formula="of:=IF(ISERROR([.L112]);[.C111];LEFT([.C111];[.L112]-1))" office:value-type="string" office:string-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4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4]&lt;&gt;1;[.M114];0)" office:value-type="float" office:value="0">
            <text:p>0</text:p>
          </table:table-cell>
          <table:table-cell table:style-name="ce10"/>
          <table:table-cell table:style-name="ce13" table:formula="of:=COUNTA([.E113:.J113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2];1)" office:value-type="float" office:value="3">
            <text:p>3</text:p>
          </table:table-cell>
          <table:table-cell table:formula="of:=IF(ISERROR([.L113]);[.C112];LEFT([.C112];[.L113]-1))" office:value-type="string" office:string-value="83">
            <text:p>83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5]&lt;&gt;1;[.M115];0)" office:value-type="float" office:value="0">
            <text:p>0</text:p>
          </table:table-cell>
          <table:table-cell table:style-name="ce10"/>
          <table:table-cell table:style-name="ce13" table:formula="of:=COUNTA([.E114:.J114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3];1)" office:value-type="float" office:value="0">
            <text:p>#VALUE!</text:p>
          </table:table-cell>
          <table:table-cell table:formula="of:=IF(ISERROR([.L114]);[.C113];LEFT([.C113];[.L11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5:.J115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4];1)" office:value-type="float" office:value="0">
            <text:p>#VALUE!</text:p>
          </table:table-cell>
          <table:table-cell table:formula="of:=IF(ISERROR([.L115]);[.C114];LEFT([.C114];[.L11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7]&lt;&gt;1;[.M117];0)" office:value-type="float" office:value="0">
            <text:p>0</text:p>
          </table:table-cell>
          <table:table-cell table:style-name="ce10"/>
          <table:table-cell table:style-name="ce13" table:formula="of:=COUNTA([.E116:.J116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5];1)" office:value-type="float" office:value="0">
            <text:p>#VALUE!</text:p>
          </table:table-cell>
          <table:table-cell table:formula="of:=IF(ISERROR([.L116]);[.C115];LEFT([.C115];[.L11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2-24T00:00:49.9">
            <text:p>2020/12/24 0:00</text:p>
          </table:table-cell>
          <table:table-cell table:formula="of:=NOW()" office:value-type="date" office:date-value="2020-12-24T00:00:49.9">
            <text:p>2020/12/24 0:00</text:p>
          </table:table-cell>
          <table:table-cell table:formula="of:=NOW()" office:value-type="date" office:date-value="2020-12-24T00:00:49.9">
            <text:p>2020/12/24 0:00</text:p>
          </table:table-cell>
          <table:table-cell table:style-name="ce21" table:number-columns-repeated="3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7]);[.C116];LEFT([.C116];[.L117]-1))" office:value-type="float" office:value="0">
            <text:p>0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NOW()" office:value-type="date" office:date-value="2020-12-24T00:00:49.9">
            <text:p>2020/12/24 0:00</text:p>
          </table:table-cell>
          <table:table-cell table:formula="of:=NOW()" office:value-type="date" office:date-value="2020-12-24T00:00:49.9">
            <text:p>2020/12/24 0:00</text:p>
          </table:table-cell>
          <table:table-cell table:formula="of:=NOW()" office:value-type="date" office:date-value="2020-12-24T00:00:49.9">
            <text:p>2020/12/24 0:00</text:p>
          </table:table-cell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8]);[.C116];LEFT([.C116];[.L11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19:.J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22]&lt;&gt;1;[.M122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21:.J12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23]&lt;&gt;1;[.M123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22:.J12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1];1)" office:value-type="float" office:value="3">
            <text:p>3</text:p>
          </table:table-cell>
          <table:table-cell table:formula="of:=IF(ISERROR([.L122]);[.C121];LEFT([.C121];[.L122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24]&lt;&gt;1;[.M124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3:.J123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2];1)" office:value-type="float" office:value="3">
            <text:p>3</text:p>
          </table:table-cell>
          <table:table-cell table:formula="of:=IF(ISERROR([.L123]);[.C122];LEFT([.C122];[.L123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5]&lt;&gt;1;[.M125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4:.J124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3];1)" office:value-type="float" office:value="3">
            <text:p>3</text:p>
          </table:table-cell>
          <table:table-cell table:formula="of:=IF(ISERROR([.L124]);[.C123];LEFT([.C123];[.L124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25:.J125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4];1)" office:value-type="float" office:value="3">
            <text:p>3</text:p>
          </table:table-cell>
          <table:table-cell table:formula="of:=IF(ISERROR([.L125]);[.C124];LEFT([.C124];[.L125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7]&lt;&gt;1;[.M127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26:.J126])" office:value-type="float" office:value="2">
            <text:p>2</text:p>
          </table:table-cell>
          <table:table-cell table:style-name="ce14" office:value-type="string">
            <text:p>2020年11月28日0:02:18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125];1)" office:value-type="float" office:value="3">
            <text:p>3</text:p>
          </table:table-cell>
          <table:table-cell table:formula="of:=IF(ISERROR([.L126]);[.C125];LEFT([.C125];[.L126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8]&lt;&gt;1;[.M128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27:.J127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6];1)" office:value-type="float" office:value="3">
            <text:p>3</text:p>
          </table:table-cell>
          <table:table-cell table:formula="of:=IF(ISERROR([.L127]);[.C126];LEFT([.C126];[.L127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9]&lt;&gt;1;[.M129];0)" office:value-type="string" office:string-value="63">
            <text:p>63</text:p>
          </table:table-cell>
          <table:table-cell table:style-name="ce10" office:value-type="string">
            <text:p>63-6~1</text:p>
          </table:table-cell>
          <table:table-cell table:style-name="ce13" table:formula="of:=COUNTA([.E128:.J128])" office:value-type="float" office:value="4">
            <text:p>4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formula="of:=NOW()" office:value-type="date" office:date-value="2020-12-24T00:00:49.9">
            <text:p>2020/12/24 0:00</text:p>
          </table:table-cell>
          <table:table-cell table:formula="of:=NOW()" office:value-type="date" office:date-value="2020-12-24T00:00:49.9">
            <text:p>2020/12/24 0:00</text:p>
          </table:table-cell>
          <table:table-cell table:formula="of:=NOW()" office:value-type="date" office:date-value="2020-12-24T00:00:49.9">
            <text:p>2020/12/24 0:00</text:p>
          </table:table-cell>
          <table:table-cell office:value-type="string">
            <text:p>*</text:p>
          </table:table-cell>
          <table:table-cell table:formula="of:=FIND(&quot;-&quot;;[.C127];1)" office:value-type="float" office:value="3">
            <text:p>3</text:p>
          </table:table-cell>
          <table:table-cell table:formula="of:=IF(ISERROR([.L128]);[.C127];LEFT([.C127];[.L128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0]&lt;&gt;1;[.M130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29:.J129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8];1)" office:value-type="float" office:value="3">
            <text:p>3</text:p>
          </table:table-cell>
          <table:table-cell table:formula="of:=IF(ISERROR([.L129]);[.C128];LEFT([.C128];[.L129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style-name="ce13" table:formula="of:=COUNTA([.E130:.J130])" office:value-type="float" office:value="0">
            <text:p>0</text:p>
          </table:table-cell>
          <table:table-cell table:style-name="ce14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29];1)" office:value-type="float" office:value="2">
            <text:p>2</text:p>
          </table:table-cell>
          <table:table-cell table:formula="of:=IF(ISERROR([.L130]);[.C129];LEFT([.C129];[.L130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24T00:00:49.9">
            <text:p>2020/12/24 0:00</text:p>
          </table:table-cell>
          <table:table-cell table:formula="of:=NOW()" office:value-type="date" office:date-value="2020-12-24T00:00:49.9">
            <text:p>2020/12/24 0:00</text:p>
          </table:table-cell>
          <table:table-cell table:formula="of:=NOW()" office:value-type="date" office:date-value="2020-12-24T00:00:49.9">
            <text:p>2020/12/24 0:0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1]);[.C130];LEFT([.C130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2]);[.C131];LEFT([.C131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2];1)" office:value-type="float" office:value="0">
            <text:p>#VALUE!</text:p>
          </table:table-cell>
          <table:table-cell table:formula="of:=IF(ISERROR([.L133]);[.C132];LEFT([.C132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3];1)" office:value-type="float" office:value="0">
            <text:p>#VALUE!</text:p>
          </table:table-cell>
          <table:table-cell table:formula="of:=IF(ISERROR([.L134]);[.C133];LEFT([.C133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5]);[.C134];LEFT([.C134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6]);[.C134];LEFT([.C134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38:.J138])" office:value-type="float" office:value="0">
            <text:p>0</text:p>
          </table:table-cell>
          <table:table-cell table:style-name="ce14" table:number-columns-repeated="3"/>
          <table:table-cell table:style-name="ce9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41]&lt;&gt;1;[.M141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40:.J140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42]&lt;&gt;1;[.M142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41:.J141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0];1)" office:value-type="float" office:value="2">
            <text:p>2</text:p>
          </table:table-cell>
          <table:table-cell table:formula="of:=IF(ISERROR([.L141]);[.C140];LEFT([.C140];[.L141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3]&lt;&gt;1;[.M143];0)" office:value-type="string" office:string-value="2">
            <text:p>2</text:p>
          </table:table-cell>
          <table:table-cell table:style-name="ce10" office:value-type="string">
            <text:p>2-6.5~1</text:p>
          </table:table-cell>
          <table:table-cell table:style-name="ce13" table:formula="of:=COUNTA([.E142:.J142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1];1)" office:value-type="float" office:value="2">
            <text:p>2</text:p>
          </table:table-cell>
          <table:table-cell table:formula="of:=IF(ISERROR([.L142]);[.C141];LEFT([.C141];[.L142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44]&lt;&gt;1;[.M144];0)" office:value-type="string" office:string-value="2">
            <text:p>2</text:p>
          </table:table-cell>
          <table:table-cell table:style-name="ce10" office:value-type="string">
            <text:p>2-10~1</text:p>
          </table:table-cell>
          <table:table-cell table:style-name="ce13" table:formula="of:=COUNTA([.E143:.J14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2];1)" office:value-type="float" office:value="2">
            <text:p>2</text:p>
          </table:table-cell>
          <table:table-cell table:formula="of:=IF(ISERROR([.L143]);[.C142];LEFT([.C142];[.L143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5]&lt;&gt;1;[.M145];0)" office:value-type="string" office:string-value="3">
            <text:p>3</text:p>
          </table:table-cell>
          <table:table-cell table:style-name="ce10" office:value-type="string">
            <text:p>3-9~1</text:p>
          </table:table-cell>
          <table:table-cell table:style-name="ce13" table:formula="of:=COUNTA([.E144:.J14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3];1)" office:value-type="float" office:value="2">
            <text:p>2</text:p>
          </table:table-cell>
          <table:table-cell table:formula="of:=IF(ISERROR([.L144]);[.C143];LEFT([.C143];[.L144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51]&lt;&gt;1;[.M151];0)" office:value-type="float" office:value="0">
            <text:p>0</text:p>
          </table:table-cell>
          <table:table-cell table:style-name="ce10" office:value-type="string">
            <text:p>3-9~11</text:p>
          </table:table-cell>
          <table:table-cell table:style-name="ce13" table:formula="of:=COUNTA([.E145:.J14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4];1)" office:value-type="float" office:value="2">
            <text:p>2</text:p>
          </table:table-cell>
          <table:table-cell table:formula="of:=IF(ISERROR([.L145]);[.C144];LEFT([.C144];[.L145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2]&lt;&gt;1;[.M152];0)" office:value-type="float" office:value="0">
            <text:p>0</text:p>
          </table:table-cell>
          <table:table-cell table:style-name="ce10"/>
          <table:table-cell table:style-name="ce13" table:formula="of:=COUNTA([.E146:.J14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5];1)" office:value-type="float" office:value="2">
            <text:p>2</text:p>
          </table:table-cell>
          <table:table-cell table:formula="of:=IF(ISERROR([.L146]);[.C145];LEFT([.C145];[.L146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3]&lt;&gt;1;[.M153];0)" office:value-type="float" office:value="0">
            <text:p>0</text:p>
          </table:table-cell>
          <table:table-cell table:style-name="ce10"/>
          <table:table-cell table:style-name="ce13" table:formula="of:=COUNTA([.E147:.J14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7]);[.C146];LEFT([.C146];[.L14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4]&lt;&gt;1;[.M154];0)" office:value-type="float" office:value="0">
            <text:p>0</text:p>
          </table:table-cell>
          <table:table-cell table:style-name="ce10"/>
          <table:table-cell table:style-name="ce13" table:formula="of:=COUNTA([.E148:.J14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48]);[.C147];LEFT([.C147];[.L14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5]&lt;&gt;1;[.M155];0)" office:value-type="float" office:value="0">
            <text:p>0</text:p>
          </table:table-cell>
          <table:table-cell table:style-name="ce10"/>
          <table:table-cell table:style-name="ce13" table:formula="of:=COUNTA([.E149:.J1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49]);[.C148];LEFT([.C148];[.L14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6]&lt;&gt;1;[.M15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24T00:00:49.91">
            <text:p>2020/12/24 0:00</text:p>
          </table:table-cell>
          <table:table-cell table:formula="of:=NOW()" office:value-type="date" office:date-value="2020-12-24T00:00:49.91">
            <text:p>2020/12/24 0:00</text:p>
          </table:table-cell>
          <table:table-cell table:formula="of:=NOW()" office:value-type="date" office:date-value="2020-12-24T00:00:49.91">
            <text:p>2020/12/24 0:0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0]);[.C149];LEFT([.C149];[.L15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7]&lt;&gt;1;[.M157];0)" office:value-type="float" office:value="0">
            <text:p>0</text:p>
          </table:table-cell>
          <table:table-cell table:style-name="ce10"/>
          <table:table-cell table:number-columns-repeated="4"/>
          <table:table-cell table:formula="of:=NOW()" office:value-type="date" office:date-value="2020-12-24T00:00:49.91">
            <text:p>2020/12/24 0:00</text:p>
          </table:table-cell>
          <table:table-cell table:formula="of:=NOW()" office:value-type="date" office:date-value="2020-12-24T00:00:49.91">
            <text:p>2020/12/24 0:00</text:p>
          </table:table-cell>
          <table:table-cell table:formula="of:=NOW()" office:value-type="date" office:date-value="2020-12-24T00:00:49.91">
            <text:p>2020/12/24 0:00</text:p>
          </table:table-cell>
          <table:table-cell office:value-type="string">
            <text:p>*</text:p>
          </table:table-cell>
          <table:table-cell/>
          <table:table-cell/>
          <table:table-cell table:number-columns-repeated="1011"/>
        </table:table-row>
        <table:table-row table:style-name="ro2">
          <table:table-cell/>
          <table:table-cell table:formula="of:=IF([.M158]&lt;&gt;1;[.M158];0)" office:value-type="float" office:value="0">
            <text:p>0</text:p>
          </table:table-cell>
          <table:table-cell table:style-name="ce10"/>
          <table:table-cell table:number-columns-repeated="7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52]);[.C146];LEFT([.C146];[.L15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9]&lt;&gt;1;[.M159];0)" office:value-type="float" office:value="0">
            <text:p>0</text:p>
          </table:table-cell>
          <table:table-cell table:style-name="ce10"/>
          <table:table-cell table:number-columns-repeated="6"/>
          <table:table-cell table:style-name="Default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53]);[.C147];LEFT([.C147];[.L15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7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54]);[.C148];LEFT([.C148];[.L15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9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5]);[.C149];LEFT([.C149];[.L15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0];1)" office:value-type="float" office:value="0">
            <text:p>#VALUE!</text:p>
          </table:table-cell>
          <table:table-cell table:formula="of:=IF(ISERROR([.L156]);[.C150];LEFT([.C150];[.L15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1];1)" office:value-type="float" office:value="0">
            <text:p>#VALUE!</text:p>
          </table:table-cell>
          <table:table-cell table:formula="of:=IF(ISERROR([.L157]);[.C151];LEFT([.C151];[.L15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2];1)" office:value-type="float" office:value="0">
            <text:p>#VALUE!</text:p>
          </table:table-cell>
          <table:table-cell table:formula="of:=IF(ISERROR([.L158]);[.C152];LEFT([.C152];[.L15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59]);[.C153];LEFT([.C153];[.L15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60]);[.C153];LEFT([.C153];[.L16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8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>
          <table:table-cell table:number-columns-repeated="7"/>
          <table:table-cell table:formula="of:=NOW()" office:value-type="date" office:date-value="2020-12-24T00:00:49.91">
            <text:p>2020/12/24 0:00</text:p>
          </table:table-cell>
          <table:table-cell table:formula="of:=NOW()" office:value-type="date" office:date-value="2020-12-24T00:00:49.91">
            <text:p>2020/12/24 0:00</text:p>
          </table:table-cell>
          <table:table-cell table:formula="of:=NOW()" office:value-type="date" office:date-value="2020-12-24T00:00:49.91">
            <text:p>2020/12/24 0:00</text:p>
          </table:table-cell>
          <table:table-cell table:number-columns-repeated="1014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4" table:number-columns-repeated="3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8" table:formula="of:=COUNTA([.AC7:.AH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8" table:formula="of:=COUNTA([.AC8:.AH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8" table:formula="of:=COUNTA([.AC9:.AH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8" table:formula="of:=COUNTA([.AC10:.AH1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8" table:formula="of:=COUNTA([.AC11:.AH11])" office:value-type="float" office:value="1">
            <text:p>1</text:p>
          </table:table-cell>
          <table:table-cell table:style-name="ce14" office:value-type="string">
            <text:p>2020年10月5日0:39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8" table:formula="of:=COUNTA([.AC12:.AH12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8" table:formula="of:=COUNTA([.AC13:.AH1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8" table:formula="of:=COUNTA([.AC14:.AH14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8" table:formula="of:=COUNTA([.AC15:.AH15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9" table:formula="of:=COUNTA([.AC16:.AH16])+COUNTA([.AL16])" office:value-type="float" office:value="5">
            <text:p>5</text:p>
          </table:table-cell>
          <table:table-cell table:style-name="ce14" office:value-type="string">
            <text:p>2020年10月21日23:47:04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1日23:44:05</text:p>
          </table:table-cell>
          <table:table-cell table:style-name="ce14" office:value-type="string">
            <text:p>2020年11月3日23:53:44</text:p>
          </table:table-cell>
          <table:table-cell table:style-name="ce14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8" table:formula="of:=COUNTA([.AC17:.AH1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8" table:formula="of:=COUNTA([.AC18:.AH18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8" table:formula="of:=COUNTA([.AC19:.AH19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8" table:formula="of:=COUNTA([.AC20:.AH20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8" table:formula="of:=COUNTA([.AC21:.AH21])" office:value-type="float" office:value="1">
            <text:p>1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8" table:formula="of:=COUNTA([.AC22:.AH22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8" table:formula="of:=COUNTA([.AC23:.AH23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8" table:formula="of:=COUNTA([.AC24:.AH24])" office:value-type="float" office:value="1">
            <text:p>1</text:p>
          </table:table-cell>
          <table:table-cell table:style-name="ce14" office:value-type="string">
            <text:p>2020年11月11日0:16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8" table:formula="of:=COUNTA([.AC25:.AH25])" office:value-type="float" office:value="2">
            <text:p>2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5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8" table:formula="of:=COUNTA([.AC26:.AH26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8" table:formula="of:=COUNTA([.AC27:.AH27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8" table:formula="of:=COUNTA([.AC28:.AH28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2" table:formula="of:=[.B30]" office:value-type="string" office:string-value="B">
            <text:p>B</text:p>
          </table:table-cell>
          <table:table-cell table:style-name="ce52" table:formula="of:=[.B31]" office:value-type="string" office:string-value="C">
            <text:p>C</text:p>
          </table:table-cell>
          <table:table-cell table:style-name="ce52" table:formula="of:=[.B32]" office:value-type="string" office:string-value="D">
            <text:p>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 office:value-type="string">
            <text:p>A*N</text:p>
          </table:table-cell>
          <table:table-cell table:style-name="ce52" office:value-type="string">
            <text:p>A*O</text:p>
          </table:table-cell>
          <table:table-cell table:style-name="ce52" office:value-type="string">
            <text:p>A*P</text:p>
          </table:table-cell>
          <table:table-cell table:style-name="ce52" office:value-type="string">
            <text:p>A*Q</text:p>
          </table:table-cell>
          <table:table-cell table:style-name="ce52" office:value-type="string">
            <text:p>A*R</text:p>
          </table:table-cell>
          <table:table-cell table:style-name="ce52" office:value-type="string">
            <text:p>A*S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U</text:p>
          </table:table-cell>
          <table:table-cell table:style-name="ce52" office:value-type="string">
            <text:p>V</text:p>
          </table:table-cell>
          <table:table-cell table:style-name="ce52" office:value-type="string">
            <text:p>*</text:p>
          </table:table-cell>
          <table:table-cell table:style-name="ce52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8" table:formula="of:=COUNTA([.AC29:.AH29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 office:value-type="float" office:value="80">
            <text:p>80</text:p>
          </table:table-cell>
          <table:table-cell table:style-name="ce53" office:value-type="float" office:value="95">
            <text:p>95</text:p>
          </table:table-cell>
          <table:table-cell table:style-name="ce53" office:value-type="float" office:value="110">
            <text:p>110</text:p>
          </table:table-cell>
          <table:table-cell table:style-name="ce53" office:value-type="float" office:value="126">
            <text:p>126</text:p>
          </table:table-cell>
          <table:table-cell table:style-name="ce53" office:value-type="float" office:value="143">
            <text:p>143</text:p>
          </table:table-cell>
          <table:table-cell table:style-name="ce53" office:value-type="float" office:value="161">
            <text:p>161</text:p>
          </table:table-cell>
          <table:table-cell table:style-name="ce53" office:value-type="float" office:value="180">
            <text:p>180</text:p>
          </table:table-cell>
          <table:table-cell table:style-name="ce53" office:value-type="float" office:value="200">
            <text:p>200</text:p>
          </table:table-cell>
          <table:table-cell table:style-name="ce53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8" table:formula="of:=COUNTA([.AC30:.AH30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 office:value-type="float" office:value="81">
            <text:p>81</text:p>
          </table:table-cell>
          <table:table-cell table:style-name="ce54" office:value-type="float" office:value="96">
            <text:p>96</text:p>
          </table:table-cell>
          <table:table-cell table:style-name="ce54" office:value-type="float" office:value="111">
            <text:p>111</text:p>
          </table:table-cell>
          <table:table-cell table:style-name="ce54" office:value-type="float" office:value="127">
            <text:p>127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162">
            <text:p>162</text:p>
          </table:table-cell>
          <table:table-cell table:style-name="ce54" office:value-type="float" office:value="181">
            <text:p>181</text:p>
          </table:table-cell>
          <table:table-cell table:style-name="ce54" office:value-type="float" office:value="201">
            <text:p>201</text:p>
          </table:table-cell>
          <table:table-cell table:style-name="ce54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8" table:formula="of:=COUNTA([.AC31:.AH31])" office:value-type="float" office:value="1">
            <text:p>1</text:p>
          </table:table-cell>
          <table:table-cell table:style-name="ce14" office:value-type="string">
            <text:p>2020年10月28日1:07:3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53" office:value-type="float" office:value="97">
            <text:p>97</text:p>
          </table:table-cell>
          <table:table-cell table:style-name="ce53" office:value-type="float" office:value="112">
            <text:p>112</text:p>
          </table:table-cell>
          <table:table-cell table:style-name="ce53" office:value-type="float" office:value="128">
            <text:p>128</text:p>
          </table:table-cell>
          <table:table-cell table:style-name="ce53" office:value-type="float" office:value="145">
            <text:p>145</text:p>
          </table:table-cell>
          <table:table-cell table:style-name="ce53" office:value-type="float" office:value="163">
            <text:p>163</text:p>
          </table:table-cell>
          <table:table-cell table:style-name="ce53" office:value-type="float" office:value="182">
            <text:p>182</text:p>
          </table:table-cell>
          <table:table-cell table:style-name="ce53" office:value-type="float" office:value="202">
            <text:p>202</text:p>
          </table:table-cell>
          <table:table-cell table:style-name="ce53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8" table:formula="of:=COUNTA([.AC32:.AH32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 office:value-type="float" office:value="83">
            <text:p>83</text:p>
          </table:table-cell>
          <table:table-cell table:style-name="ce54" office:value-type="float" office:value="98">
            <text:p>98</text:p>
          </table:table-cell>
          <table:table-cell table:style-name="ce54" office:value-type="float" office:value="113">
            <text:p>113</text:p>
          </table:table-cell>
          <table:table-cell table:style-name="ce54" office:value-type="float" office:value="129">
            <text:p>129</text:p>
          </table:table-cell>
          <table:table-cell table:style-name="ce54" office:value-type="float" office:value="146">
            <text:p>146</text:p>
          </table:table-cell>
          <table:table-cell table:style-name="ce54" office:value-type="float" office:value="164">
            <text:p>164</text:p>
          </table:table-cell>
          <table:table-cell table:style-name="ce54" office:value-type="float" office:value="183">
            <text:p>183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8" table:formula="of:=COUNTA([.AC33:.AH33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 office:value-type="float" office:value="84">
            <text:p>84</text:p>
          </table:table-cell>
          <table:table-cell table:style-name="ce53" office:value-type="float" office:value="99">
            <text:p>99</text:p>
          </table:table-cell>
          <table:table-cell table:style-name="ce53" office:value-type="float" office:value="114">
            <text:p>114</text:p>
          </table:table-cell>
          <table:table-cell table:style-name="ce53" office:value-type="float" office:value="130">
            <text:p>130</text:p>
          </table:table-cell>
          <table:table-cell table:style-name="ce53" office:value-type="float" office:value="147">
            <text:p>147</text:p>
          </table:table-cell>
          <table:table-cell table:style-name="ce53" office:value-type="float" office:value="165">
            <text:p>165</text:p>
          </table:table-cell>
          <table:table-cell table:style-name="ce53" office:value-type="float" office:value="184">
            <text:p>184</text:p>
          </table:table-cell>
          <table:table-cell table:style-name="ce53" office:value-type="float" office:value="204">
            <text:p>204</text:p>
          </table:table-cell>
          <table:table-cell table:style-name="ce53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8" table:formula="of:=COUNTA([.AC34:.AH34])" office:value-type="float" office:value="2">
            <text:p>2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F</text:p>
          </table:table-cell>
          <table:table-cell table:style-name="ce54"/>
          <table:table-cell table:style-name="ce57" table:formula="of:=MAX([.D30:.D31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 office:value-type="float" office:value="85">
            <text:p>85</text:p>
          </table:table-cell>
          <table:table-cell table:style-name="ce54" office:value-type="float" office:value="100">
            <text:p>100</text:p>
          </table:table-cell>
          <table:table-cell table:style-name="ce54" office:value-type="float" office:value="115">
            <text:p>115</text:p>
          </table:table-cell>
          <table:table-cell table:style-name="ce54" office:value-type="float" office:value="131">
            <text:p>131</text:p>
          </table:table-cell>
          <table:table-cell table:style-name="ce54" office:value-type="float" office:value="148">
            <text:p>148</text:p>
          </table:table-cell>
          <table:table-cell table:style-name="ce54" office:value-type="float" office:value="166">
            <text:p>166</text:p>
          </table:table-cell>
          <table:table-cell table:style-name="ce54" office:value-type="float" office:value="185">
            <text:p>185</text:p>
          </table:table-cell>
          <table:table-cell table:style-name="ce54" office:value-type="float" office:value="205">
            <text:p>205</text:p>
          </table:table-cell>
          <table:table-cell table:style-name="ce54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8" table:formula="of:=COUNTA([.AC35:.AH35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 office:value-type="float" office:value="86">
            <text:p>86</text:p>
          </table:table-cell>
          <table:table-cell table:style-name="ce53" office:value-type="float" office:value="101">
            <text:p>101</text:p>
          </table:table-cell>
          <table:table-cell table:style-name="ce53" office:value-type="float" office:value="116">
            <text:p>116</text:p>
          </table:table-cell>
          <table:table-cell table:style-name="ce53" office:value-type="float" office:value="132">
            <text:p>132</text:p>
          </table:table-cell>
          <table:table-cell table:style-name="ce53" office:value-type="float" office:value="149">
            <text:p>149</text:p>
          </table:table-cell>
          <table:table-cell table:style-name="ce53" office:value-type="float" office:value="167">
            <text:p>167</text:p>
          </table:table-cell>
          <table:table-cell table:style-name="ce53" office:value-type="float" office:value="186">
            <text:p>186</text:p>
          </table:table-cell>
          <table:table-cell table:style-name="ce53" office:value-type="float" office:value="206">
            <text:p>206</text:p>
          </table:table-cell>
          <table:table-cell table:style-name="ce53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8" table:formula="of:=COUNTA([.AC36:.AH36])" office:value-type="float" office:value="3">
            <text:p>3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 office:value-type="float" office:value="87">
            <text:p>87</text:p>
          </table:table-cell>
          <table:table-cell table:style-name="ce54" office:value-type="float" office:value="102">
            <text:p>102</text:p>
          </table:table-cell>
          <table:table-cell table:style-name="ce54" office:value-type="float" office:value="117">
            <text:p>117</text:p>
          </table:table-cell>
          <table:table-cell table:style-name="ce54" office:value-type="float" office:value="133">
            <text:p>133</text:p>
          </table:table-cell>
          <table:table-cell table:style-name="ce54" office:value-type="float" office:value="150">
            <text:p>150</text:p>
          </table:table-cell>
          <table:table-cell table:style-name="ce54" office:value-type="float" office:value="168">
            <text:p>168</text:p>
          </table:table-cell>
          <table:table-cell table:style-name="ce54" office:value-type="float" office:value="187">
            <text:p>187</text:p>
          </table:table-cell>
          <table:table-cell table:style-name="ce54" office:value-type="float" office:value="207">
            <text:p>207</text:p>
          </table:table-cell>
          <table:table-cell table:style-name="ce54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8" table:formula="of:=COUNTA([.AC37:.AH37])" office:value-type="float" office:value="1">
            <text:p>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 office:value-type="float" office:value="88">
            <text:p>88</text:p>
          </table:table-cell>
          <table:table-cell table:style-name="ce53" office:value-type="float" office:value="103">
            <text:p>103</text:p>
          </table:table-cell>
          <table:table-cell table:style-name="ce53" office:value-type="float" office:value="118">
            <text:p>118</text:p>
          </table:table-cell>
          <table:table-cell table:style-name="ce53" office:value-type="float" office:value="134">
            <text:p>134</text:p>
          </table:table-cell>
          <table:table-cell table:style-name="ce53" office:value-type="float" office:value="151">
            <text:p>151</text:p>
          </table:table-cell>
          <table:table-cell table:style-name="ce53" office:value-type="float" office:value="169">
            <text:p>169</text:p>
          </table:table-cell>
          <table:table-cell table:style-name="ce53" office:value-type="float" office:value="188">
            <text:p>188</text:p>
          </table:table-cell>
          <table:table-cell table:style-name="ce53" office:value-type="float" office:value="208">
            <text:p>208</text:p>
          </table:table-cell>
          <table:table-cell table:style-name="ce53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8" table:formula="of:=COUNTA([.AC38:.AH3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 office:value-type="float" office:value="89">
            <text:p>89</text:p>
          </table:table-cell>
          <table:table-cell table:style-name="ce54" office:value-type="float" office:value="104">
            <text:p>104</text:p>
          </table:table-cell>
          <table:table-cell table:style-name="ce54" office:value-type="float" office:value="119">
            <text:p>119</text:p>
          </table:table-cell>
          <table:table-cell table:style-name="ce54" office:value-type="float" office:value="135">
            <text:p>135</text:p>
          </table:table-cell>
          <table:table-cell table:style-name="ce54" office:value-type="float" office:value="152">
            <text:p>152</text:p>
          </table:table-cell>
          <table:table-cell table:style-name="ce54" office:value-type="float" office:value="170">
            <text:p>170</text:p>
          </table:table-cell>
          <table:table-cell table:style-name="ce54" office:value-type="float" office:value="189">
            <text:p>189</text:p>
          </table:table-cell>
          <table:table-cell table:style-name="ce54" office:value-type="float" office:value="209">
            <text:p>209</text:p>
          </table:table-cell>
          <table:table-cell table:style-name="ce54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8" table:formula="of:=COUNTA([.AC39:.AH39])" office:value-type="float" office:value="1">
            <text:p>1</text:p>
          </table:table-cell>
          <table:table-cell table:style-name="ce14" office:value-type="date" office:date-value="2020-10-15T23:42:11.8">
            <text:p>20/10/15 23:4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 office:value-type="float" office:value="90">
            <text:p>90</text:p>
          </table:table-cell>
          <table:table-cell table:style-name="ce53" office:value-type="float" office:value="105">
            <text:p>105</text:p>
          </table:table-cell>
          <table:table-cell table:style-name="ce53" office:value-type="float" office:value="120">
            <text:p>120</text:p>
          </table:table-cell>
          <table:table-cell table:style-name="ce53" office:value-type="float" office:value="136">
            <text:p>136</text:p>
          </table:table-cell>
          <table:table-cell table:style-name="ce53" office:value-type="float" office:value="153">
            <text:p>153</text:p>
          </table:table-cell>
          <table:table-cell table:style-name="ce53" office:value-type="float" office:value="171">
            <text:p>171</text:p>
          </table:table-cell>
          <table:table-cell table:style-name="ce53" office:value-type="float" office:value="190">
            <text:p>190</text:p>
          </table:table-cell>
          <table:table-cell table:style-name="ce53" office:value-type="float" office:value="210">
            <text:p>210</text:p>
          </table:table-cell>
          <table:table-cell table:style-name="ce53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8" table:formula="of:=COUNTA([.AC40:.AH40])" office:value-type="float" office:value="1">
            <text:p>1</text:p>
          </table:table-cell>
          <table:table-cell table:style-name="ce14" office:value-type="string">
            <text:p>2020年10月12日23:55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 office:value-type="float" office:value="91">
            <text:p>91</text:p>
          </table:table-cell>
          <table:table-cell table:style-name="ce54" office:value-type="float" office:value="106">
            <text:p>106</text:p>
          </table:table-cell>
          <table:table-cell table:style-name="ce54" office:value-type="float" office:value="121">
            <text:p>121</text:p>
          </table:table-cell>
          <table:table-cell table:style-name="ce54" office:value-type="float" office:value="137">
            <text:p>137</text:p>
          </table:table-cell>
          <table:table-cell table:style-name="ce54" office:value-type="float" office:value="154">
            <text:p>154</text:p>
          </table:table-cell>
          <table:table-cell table:style-name="ce54" office:value-type="float" office:value="172">
            <text:p>172</text:p>
          </table:table-cell>
          <table:table-cell table:style-name="ce54" office:value-type="float" office:value="191">
            <text:p>191</text:p>
          </table:table-cell>
          <table:table-cell table:style-name="ce54" office:value-type="float" office:value="211">
            <text:p>211</text:p>
          </table:table-cell>
          <table:table-cell table:style-name="ce54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8" table:formula="of:=COUNTA([.AC41:.AH41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8"/>
          <table:table-cell table:style-name="ce53" office:value-type="float" office:value="92">
            <text:p>92</text:p>
          </table:table-cell>
          <table:table-cell table:style-name="ce53" office:value-type="float" office:value="107">
            <text:p>107</text:p>
          </table:table-cell>
          <table:table-cell table:style-name="ce53" office:value-type="float" office:value="122">
            <text:p>122</text:p>
          </table:table-cell>
          <table:table-cell table:style-name="ce53" office:value-type="float" office:value="138">
            <text:p>138</text:p>
          </table:table-cell>
          <table:table-cell table:style-name="ce53" office:value-type="float" office:value="155">
            <text:p>155</text:p>
          </table:table-cell>
          <table:table-cell table:style-name="ce53" office:value-type="float" office:value="173">
            <text:p>173</text:p>
          </table:table-cell>
          <table:table-cell table:style-name="ce53" office:value-type="float" office:value="192">
            <text:p>192</text:p>
          </table:table-cell>
          <table:table-cell table:style-name="ce53" office:value-type="float" office:value="212">
            <text:p>212</text:p>
          </table:table-cell>
          <table:table-cell table:style-name="ce53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8" table:formula="of:=COUNTA([.AC42:.AH42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N</text:p>
          </table:table-cell>
          <table:table-cell table:style-name="ce54" table:number-columns-repeated="12"/>
          <table:table-cell table:style-name="ce54" office:value-type="float" office:value="93">
            <text:p>93</text:p>
          </table:table-cell>
          <table:table-cell table:style-name="ce54" office:value-type="float" office:value="108">
            <text:p>108</text:p>
          </table:table-cell>
          <table:table-cell table:style-name="ce54" office:value-type="float" office:value="123">
            <text:p>123</text:p>
          </table:table-cell>
          <table:table-cell table:style-name="ce54" office:value-type="float" office:value="139">
            <text:p>139</text:p>
          </table:table-cell>
          <table:table-cell table:style-name="ce54" office:value-type="float" office:value="156">
            <text:p>156</text:p>
          </table:table-cell>
          <table:table-cell table:style-name="ce54" office:value-type="float" office:value="174">
            <text:p>174</text:p>
          </table:table-cell>
          <table:table-cell table:style-name="ce54" office:value-type="float" office:value="193">
            <text:p>193</text:p>
          </table:table-cell>
          <table:table-cell table:style-name="ce54" office:value-type="float" office:value="213">
            <text:p>213</text:p>
          </table:table-cell>
          <table:table-cell table:style-name="ce54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8" table:formula="of:=COUNTA([.AC43:.AH4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O</text:p>
          </table:table-cell>
          <table:table-cell table:style-name="ce53" table:number-columns-repeated="13"/>
          <table:table-cell table:style-name="ce53" office:value-type="float" office:value="94">
            <text:p>94</text:p>
          </table:table-cell>
          <table:table-cell table:style-name="ce53" office:value-type="float" office:value="124">
            <text:p>124</text:p>
          </table:table-cell>
          <table:table-cell table:style-name="ce53" office:value-type="float" office:value="140">
            <text:p>140</text:p>
          </table:table-cell>
          <table:table-cell table:style-name="ce53" office:value-type="float" office:value="157">
            <text:p>157</text:p>
          </table:table-cell>
          <table:table-cell table:style-name="ce53" office:value-type="float" office:value="175">
            <text:p>175</text:p>
          </table:table-cell>
          <table:table-cell table:style-name="ce53" office:value-type="float" office:value="194">
            <text:p>194</text:p>
          </table:table-cell>
          <table:table-cell table:style-name="ce53" office:value-type="float" office:value="214">
            <text:p>214</text:p>
          </table:table-cell>
          <table:table-cell table:style-name="ce53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8" table:formula="of:=COUNTA([.AC44:.AH44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P</text:p>
          </table:table-cell>
          <table:table-cell table:style-name="ce54" table:number-columns-repeated="14"/>
          <table:table-cell table:style-name="ce54" office:value-type="float" office:value="109">
            <text:p>109</text:p>
          </table:table-cell>
          <table:table-cell table:style-name="ce54" office:value-type="float" office:value="141">
            <text:p>141</text:p>
          </table:table-cell>
          <table:table-cell table:style-name="ce54" office:value-type="float" office:value="158">
            <text:p>158</text:p>
          </table:table-cell>
          <table:table-cell table:style-name="ce54" office:value-type="float" office:value="176">
            <text:p>176</text:p>
          </table:table-cell>
          <table:table-cell table:style-name="ce54" office:value-type="float" office:value="195">
            <text:p>195</text:p>
          </table:table-cell>
          <table:table-cell table:style-name="ce54" office:value-type="float" office:value="215">
            <text:p>215</text:p>
          </table:table-cell>
          <table:table-cell table:style-name="ce54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8" table:formula="of:=COUNTA([.AC45:.AH45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Q</text:p>
          </table:table-cell>
          <table:table-cell table:style-name="ce53" table:number-columns-repeated="15"/>
          <table:table-cell table:style-name="ce53" office:value-type="float" office:value="125">
            <text:p>125</text:p>
          </table:table-cell>
          <table:table-cell table:style-name="ce53" office:value-type="float" office:value="159">
            <text:p>159</text:p>
          </table:table-cell>
          <table:table-cell table:style-name="ce53" office:value-type="float" office:value="177">
            <text:p>177</text:p>
          </table:table-cell>
          <table:table-cell table:style-name="ce53" office:value-type="float" office:value="196">
            <text:p>196</text:p>
          </table:table-cell>
          <table:table-cell table:style-name="ce53" office:value-type="float" office:value="216">
            <text:p>216</text:p>
          </table:table-cell>
          <table:table-cell table:style-name="ce53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8" table:formula="of:=COUNTA([.AC46:.AH46])" office:value-type="float" office:value="3">
            <text:p>3</text:p>
          </table:table-cell>
          <table:table-cell table:style-name="ce14" office:value-type="string">
            <text:p>2020年11月9日23:50:48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R</text:p>
          </table:table-cell>
          <table:table-cell table:style-name="ce54" table:number-columns-repeated="16"/>
          <table:table-cell table:style-name="ce54" office:value-type="float" office:value="142">
            <text:p>142</text:p>
          </table:table-cell>
          <table:table-cell table:style-name="ce54" office:value-type="float" office:value="178">
            <text:p>178</text:p>
          </table:table-cell>
          <table:table-cell table:style-name="ce54" office:value-type="float" office:value="197">
            <text:p>197</text:p>
          </table:table-cell>
          <table:table-cell table:style-name="ce54" office:value-type="float" office:value="217">
            <text:p>217</text:p>
          </table:table-cell>
          <table:table-cell table:style-name="ce54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8" table:formula="of:=COUNTA([.AC47:.AH47])" office:value-type="float" office:value="2">
            <text:p>2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S</text:p>
          </table:table-cell>
          <table:table-cell table:style-name="ce53" table:number-columns-repeated="17"/>
          <table:table-cell table:style-name="ce53" office:value-type="float" office:value="160">
            <text:p>160</text:p>
          </table:table-cell>
          <table:table-cell table:style-name="ce53" office:value-type="float" office:value="198">
            <text:p>198</text:p>
          </table:table-cell>
          <table:table-cell table:style-name="ce53" office:value-type="float" office:value="218">
            <text:p>218</text:p>
          </table:table-cell>
          <table:table-cell table:style-name="ce53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8" table:formula="of:=COUNTA([.AC48:.AH48])" office:value-type="float" office:value="1">
            <text:p>1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T</text:p>
          </table:table-cell>
          <table:table-cell table:style-name="ce54" table:number-columns-repeated="18"/>
          <table:table-cell table:style-name="ce54" office:value-type="float" office:value="179">
            <text:p>179</text:p>
          </table:table-cell>
          <table:table-cell table:style-name="ce54" office:value-type="float" office:value="219">
            <text:p>219</text:p>
          </table:table-cell>
          <table:table-cell table:style-name="ce54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8" table:formula="of:=COUNTA([.AC49:.AH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U</text:p>
          </table:table-cell>
          <table:table-cell table:style-name="ce54" table:number-columns-repeated="19"/>
          <table:table-cell table:style-name="ce54" office:value-type="float" office:value="199">
            <text:p>199</text:p>
          </table:table-cell>
          <table:table-cell table:style-name="ce53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8" table:formula="of:=COUNTA([.AC50:.AH50])" office:value-type="float" office:value="2">
            <text:p>2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V</text:p>
          </table:table-cell>
          <table:table-cell table:style-name="ce54" table:number-columns-repeated="20"/>
          <table:table-cell table:style-name="ce54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8" table:formula="of:=COUNTA([.AC51:.AH51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8" table:formula="of:=COUNTA([.AC52:.AH52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8" table:formula="of:=COUNTA([.AC53:.AH53])" office:value-type="float" office:value="1">
            <text:p>1</text:p>
          </table:table-cell>
          <table:table-cell table:style-name="ce14" office:value-type="date" office:date-value="2020-10-11T00:38:17.21">
            <text:p>20/10/11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8" table:formula="of:=COUNTA([.AC54:.AH54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8" table:formula="of:=COUNTA([.AC55:.AH55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8" table:formula="of:=COUNTA([.AC56:.AH56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8" table:formula="of:=COUNTA([.AC57:.AH57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8" table:formula="of:=COUNTA([.AC58:.AH5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8" table:formula="of:=COUNTA([.AC59:.AH59])" office:value-type="float" office:value="2">
            <text:p>2</text:p>
          </table:table-cell>
          <table:table-cell table:style-name="ce14" office:value-type="date" office:date-value="2020-10-16T00:09:59.28">
            <text:p>20/10/16 00:09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8" table:formula="of:=COUNTA([.AC60:.AH60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8" table:formula="of:=COUNTA([.AC61:.AH6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8" table:formula="of:=COUNTA([.AC62:.AH62])" office:value-type="float" office:value="3">
            <text:p>3</text:p>
          </table:table-cell>
          <table:table-cell table:style-name="ce14" office:value-type="string">
            <text:p>2020年10月16日23:43:34</text:p>
          </table:table-cell>
          <table:table-cell table:style-name="ce14" office:value-type="string">
            <text:p>2020年10月20日0:25:30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8" table:formula="of:=COUNTA([.AC63:.AH63])" office:value-type="float" office:value="1">
            <text:p>1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8" table:formula="of:=COUNTA([.AC64:.AH64])" office:value-type="float" office:value="1">
            <text:p>1</text:p>
          </table:table-cell>
          <table:table-cell table:style-name="ce14" office:value-type="date" office:date-value="2020-10-17T00:24:49.07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8" table:formula="of:=COUNTA([.AC65:.AH65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8" table:formula="of:=COUNTA([.AC66:.AH6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8" table:formula="of:=COUNTA([.AC67:.AH6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8" table:formula="of:=COUNTA([.AC68:.AH68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8" table:formula="of:=COUNTA([.AC69:.AH69])" office:value-type="float" office:value="1">
            <text:p>1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8" table:formula="of:=COUNTA([.AC70:.AH70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8" table:formula="of:=COUNTA([.AC71:.AH7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8" table:formula="of:=COUNTA([.AC72:.AH72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8" table:formula="of:=COUNTA([.AC73:.AH73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5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8" table:formula="of:=COUNTA([.AC74:.AH74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8" table:formula="of:=COUNTA([.AC75:.AH75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8" table:formula="of:=COUNTA([.AC76:.AH76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8" table:formula="of:=COUNTA([.AC77:.AH77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8" table:formula="of:=COUNTA([.AC78:.AH78])" office:value-type="float" office:value="3">
            <text:p>3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8" table:formula="of:=COUNTA([.AC79:.AH79])" office:value-type="float" office:value="2">
            <text:p>2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8" table:formula="of:=COUNTA([.AC80:.AH80])" office:value-type="float" office:value="2">
            <text:p>2</text:p>
          </table:table-cell>
          <table:table-cell table:style-name="ce14" office:value-type="string">
            <text:p>2020年10月9日23:31:25</text:p>
          </table:table-cell>
          <table:table-cell table:style-name="ce14" office:value-type="date" office:date-value="2020-10-11T00:20:39.93">
            <text:p>20/10/11 00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8" table:formula="of:=COUNTA([.AC81:.AH81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8" table:formula="of:=COUNTA([.AC82:.AH8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8" table:formula="of:=COUNTA([.AC83:.AH83])" office:value-type="float" office:value="1">
            <text:p>1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8" table:formula="of:=COUNTA([.AC84:.AH84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8" table:formula="of:=COUNTA([.AC85:.AH85])" office:value-type="float" office:value="1">
            <text:p>1</text:p>
          </table:table-cell>
          <table:table-cell table:style-name="ce14" office:value-type="date" office:date-value="2020-10-16T00:05:26.2">
            <text:p>20/10/16 00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8" table:formula="of:=COUNTA([.AC86:.AH86])" office:value-type="float" office:value="1">
            <text:p>1</text:p>
          </table:table-cell>
          <table:table-cell table:style-name="ce14" office:value-type="date" office:date-value="2020-10-15T23:27:08.32">
            <text:p>20/10/15 23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8" table:formula="of:=COUNTA([.AC87:.AH87])" office:value-type="float" office:value="2">
            <text:p>2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office:value-type="date" office:date-value="2020-10-15T23:27:16.18">
            <text:p>20/10/15 23:27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8" table:formula="of:=COUNTA([.AC88:.AH88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8" table:formula="of:=COUNTA([.AC89:.AH89])" office:value-type="float" office:value="2">
            <text:p>2</text:p>
          </table:table-cell>
          <table:table-cell table:style-name="ce14" office:value-type="string">
            <text:p>2020年10月19日0:56:32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8" table:formula="of:=COUNTA([.AC90:.AH90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8" table:formula="of:=COUNTA([.AC91:.AH91])" office:value-type="float" office:value="1">
            <text:p>1</text:p>
          </table:table-cell>
          <table:table-cell table:style-name="ce14" office:value-type="string">
            <text:p>2020年10月24日22:59:5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8" table:formula="of:=COUNTA([.AC92:.AH92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8" table:formula="of:=COUNTA([.AC93:.AH93])" office:value-type="float" office:value="2">
            <text:p>2</text:p>
          </table:table-cell>
          <table:table-cell table:number-columns-repeated="2" table:style-name="ce14" office:value-type="date" office:date-value="2020-10-11T01:02:46.25">
            <text:p>20/10/11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8" table:formula="of:=COUNTA([.AC94:.AH94])" office:value-type="float" office:value="2">
            <text:p>2</text:p>
          </table:table-cell>
          <table:table-cell table:style-name="ce14" office:value-type="string">
            <text:p>2020年10月23日23:16:04</text:p>
          </table:table-cell>
          <table:table-cell table:style-name="ce14" office:value-type="string">
            <text:p>2020年10月30日0:12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8" table:formula="of:=COUNTA([.AC95:.AH95])" office:value-type="float" office:value="3">
            <text:p>3</text:p>
          </table:table-cell>
          <table:table-cell table:style-name="ce14" office:value-type="string">
            <text:p>2020年10月19日0:56:32</text:p>
          </table:table-cell>
          <table:table-cell table:number-columns-repeated="2" table:style-name="ce14" office:value-type="string">
            <text:p>2020年10月20日0:25:3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8" table:formula="of:=COUNTA([.AC96:.AH96])" office:value-type="float" office:value="2">
            <text:p>2</text:p>
          </table:table-cell>
          <table:table-cell table:style-name="ce14" office:value-type="string">
            <text:p>2020年10月20日23:38:16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8" table:formula="of:=COUNTA([.AC97:.AH97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8" table:formula="of:=COUNTA([.AC98:.AH98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8" table:formula="of:=COUNTA([.AC99:.AH99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8" table:formula="of:=COUNTA([.AC100:.AH100])" office:value-type="float" office:value="1">
            <text:p>1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8" table:formula="of:=COUNTA([.AC101:.AH101])" office:value-type="float" office:value="1">
            <text:p>1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24T00:00:50.08">
            <text:p>2020/12/24 0:00</text:p>
          </table:table-cell>
          <table:table-cell table:formula="of:=NOW()" office:value-type="date" office:date-value="2020-12-24T00:00:50.08">
            <text:p>2020/12/24 0:00</text:p>
          </table:table-cell>
          <table:table-cell table:formula="of:=NOW()" office:value-type="date" office:date-value="2020-12-24T00:00:50.08">
            <text:p>2020/12/24 0:00</text:p>
          </table:table-cell>
          <table:table-cell table:formula="of:=NOW()" office:value-type="date" office:date-value="2020-12-24T00:00:50.08">
            <text:p>2020/12/24 0:00</text:p>
          </table:table-cell>
          <table:table-cell table:formula="of:=NOW()" office:value-type="date" office:date-value="2020-12-24T00:00:50.08">
            <text:p>2020/12/24 0:00</text:p>
          </table:table-cell>
          <table:table-cell table:formula="of:=NOW()" office:value-type="date" office:date-value="2020-12-24T00:00:50.08">
            <text:p>2020/12/24 0:00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8" table:formula="of:=COUNTA([.AC106:.AH10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87cm" draw:caption-point-x="-5.503cm" draw:caption-point-y="3.553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8" table:formula="of:=COUNTA([.AC107:.AH10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17">
            <text:p>17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8" table:formula="of:=COUNTA([.AC108:.AH108])" office:value-type="float" office:value="1">
            <text:p>1</text:p>
          </table:table-cell>
          <table:table-cell table:style-name="ce14" office:value-type="string">
            <text:p>2020年10月7日23:22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D</text:p>
          </table:table-cell>
          <table:table-cell table:style-name="ce54" office:value-type="string">
            <text:p>-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24">
            <text:p>24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8" table:formula="of:=COUNTA([.AC109:.AH109])" office:value-type="float" office:value="1">
            <text:p>1</text:p>
          </table:table-cell>
          <table:table-cell table:style-name="ce14" office:value-type="date" office:date-value="2020-10-17T00:24:16.06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25">
            <text:p>25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8" table:formula="of:=COUNTA([.AC110:.AH110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D</text:p>
          </table:table-cell>
          <table:table-cell table:style-name="ce54" office:value-type="string">
            <text:p>-</text:p>
          </table:table-cell>
          <table:table-cell table:style-name="ce54" office:value-type="float" office:value="39">
            <text:p>39</text:p>
          </table:table-cell>
          <table:table-cell table:style-name="ce54" table:number-columns-repeated="2"/>
          <table:table-cell table:style-name="ce54" office:value-type="float" office:value="14">
            <text:p>14</text:p>
          </table:table-cell>
          <table:table-cell table:style-name="ce54" office:value-type="float" office:value="26">
            <text:p>26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8" table:formula="of:=COUNTA([.AC111:.AH111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Q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0">
            <text:p>40</text:p>
          </table:table-cell>
          <table:table-cell table:style-name="ce54" table:number-columns-repeated="2"/>
          <table:table-cell table:style-name="ce54" office:value-type="float" office:value="16">
            <text:p>16</text:p>
          </table:table-cell>
          <table:table-cell table:style-name="ce54" office:value-type="float" office:value="27">
            <text:p>27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8" table:formula="of:=COUNTA([.AC112:.AH112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K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1">
            <text:p>41</text:p>
          </table:table-cell>
          <table:table-cell table:style-name="ce54" table:number-columns-repeated="2"/>
          <table:table-cell table:style-name="ce54" office:value-type="float" office:value="18">
            <text:p>18</text:p>
          </table:table-cell>
          <table:table-cell table:style-name="ce54" office:value-type="float" office:value="28">
            <text:p>28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8" table:formula="of:=COUNTA([.AC113:.AH113])" office:value-type="float" office:value="1">
            <text:p>1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+E</text:p>
          </table:table-cell>
          <table:table-cell table:number-columns-repeated="2" table:style-name="ce54" office:value-type="string">
            <text:p>-</text:p>
          </table:table-cell>
          <table:table-cell table:style-name="ce54" table:number-columns-repeated="2"/>
          <table:table-cell table:style-name="ce54" office:value-type="float" office:value="13">
            <text:p>13</text:p>
          </table:table-cell>
          <table:table-cell table:style-name="ce54" office:value-type="float" office:value="29">
            <text:p>29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8" table:formula="of:=COUNTA([.AC114:.AH114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G</text:p>
          </table:table-cell>
          <table:table-cell table:style-name="ce54" office:value-type="string">
            <text:p>-</text:p>
          </table:table-cell>
          <table:table-cell table:style-name="ce54" office:value-type="float" office:value="42">
            <text:p>42</text:p>
          </table:table-cell>
          <table:table-cell table:style-name="ce54" table:number-columns-repeated="2"/>
          <table:table-cell table:style-name="ce54" office:value-type="float" office:value="15">
            <text:p>15</text:p>
          </table:table-cell>
          <table:table-cell table:style-name="ce54" office:value-type="float" office:value="30">
            <text:p>30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8" table:formula="of:=COUNTA([.AC115:.AH115])" office:value-type="float" office:value="2">
            <text:p>2</text:p>
          </table:table-cell>
          <table:table-cell table:style-name="ce14" office:value-type="string">
            <text:p>2020年11月15日1:02:22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Q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table:number-columns-repeated="2"/>
          <table:table-cell table:style-name="ce54" office:value-type="float" office:value="19">
            <text:p>19</text:p>
          </table:table-cell>
          <table:table-cell table:style-name="ce54" office:value-type="float" office:value="31">
            <text:p>31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8" table:formula="of:=COUNTA([.AC116:.AH116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R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table:number-columns-repeated="2"/>
          <table:table-cell table:style-name="ce54" office:value-type="float" office:value="20">
            <text:p>20</text:p>
          </table:table-cell>
          <table:table-cell table:style-name="ce54" office:value-type="float" office:value="32">
            <text:p>32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8" table:formula="of:=COUNTA([.AC117:.AH117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P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5">
            <text:p>45</text:p>
          </table:table-cell>
          <table:table-cell table:style-name="ce54" table:number-columns-repeated="2"/>
          <table:table-cell table:style-name="ce54" office:value-type="float" office:value="21">
            <text:p>21</text:p>
          </table:table-cell>
          <table:table-cell table:style-name="ce54" office:value-type="string">
            <text:p>-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8" table:formula="of:=COUNTA([.AC118:.AH118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K</text:p>
          </table:table-cell>
          <table:table-cell table:style-name="ce54" office:value-type="string">
            <text:p>-</text:p>
          </table:table-cell>
          <table:table-cell table:style-name="ce54" office:value-type="float" office:value="46">
            <text:p>46</text:p>
          </table:table-cell>
          <table:table-cell table:style-name="ce54" table:number-columns-repeated="2"/>
          <table:table-cell table:style-name="ce54" office:value-type="float" office:value="22">
            <text:p>22</text:p>
          </table:table-cell>
          <table:table-cell table:style-name="ce54" office:value-type="float" office:value="33">
            <text:p>33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8" table:formula="of:=COUNTA([.AC119:.AH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 Q</text:p>
          </table:table-cell>
          <table:table-cell table:style-name="ce54" table:number-columns-repeated="7"/>
          <table:table-cell table:style-name="ce54" office:value-type="float" office:value="47">
            <text:p>47</text:p>
          </table:table-cell>
          <table:table-cell table:style-name="ce54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24T00:00:50.09">
            <text:p>2020/12/24 0:00</text:p>
          </table:table-cell>
          <table:table-cell table:formula="of:=NOW()" office:value-type="date" office:date-value="2020-12-24T00:00:50.09">
            <text:p>2020/12/24 0:00</text:p>
          </table:table-cell>
          <table:table-cell table:formula="of:=NOW()" office:value-type="date" office:date-value="2020-12-24T00:00:50.09">
            <text:p>2020/12/24 0:00</text:p>
          </table:table-cell>
          <table:table-cell table:formula="of:=NOW()" office:value-type="date" office:date-value="2020-12-24T00:00:50.09">
            <text:p>2020/12/24 0:00</text:p>
          </table:table-cell>
          <table:table-cell table:formula="of:=NOW()" office:value-type="date" office:date-value="2020-12-24T00:00:50.09">
            <text:p>2020/12/24 0:00</text:p>
          </table:table-cell>
          <table:table-cell table:formula="of:=NOW()" office:value-type="date" office:date-value="2020-12-24T00:00:50.09">
            <text:p>2020/12/24 0:00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1" office:value-type="string">
            <text:p>C L</text:p>
          </table:table-cell>
          <table:table-cell table:style-name="ce54" table:number-columns-repeated="7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76cm" draw:caption-point-x="-12.392cm" draw:caption-point-y="0.328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D K S</text:p>
          </table:table-cell>
          <table:table-cell table:style-name="ce56" table:number-columns-repeated="2"/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C D T</text:p>
          </table:table-cell>
          <table:table-cell table:style-name="ce54" table:number-columns-repeated="4"/>
          <table:table-cell table:style-name="ce54" office:value-type="float" office:value="2">
            <text:p>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D T V</text:p>
          </table:table-cell>
          <table:table-cell table:style-name="ce54" table:number-columns-repeated="4"/>
          <table:table-cell table:style-name="ce54" office:value-type="float" office:value="3">
            <text:p>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8" table:formula="of:=COUNTA([.AC131:.AH131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8" table:formula="of:=COUNTA([.AC132:.AH132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8" table:formula="of:=COUNTA([.AC133:.AH133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8" table:formula="of:=COUNTA([.AC134:.AH13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8" table:formula="of:=COUNTA([.AC135:.AH13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8" table:formula="of:=COUNTA([.AC136:.AH13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8" table:formula="of:=COUNTA([.AC137:.AH1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8" table:formula="of:=COUNTA([.AC138:.AH1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8" table:formula="of:=COUNTA([.AC139:.AH1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8" table:formula="of:=COUNTA([.AC140:.AH14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8" table:formula="of:=COUNTA([.AC141:.AH14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8" table:formula="of:=COUNTA([.AC142:.AH14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8" table:formula="of:=COUNTA([.AC143:.AH14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8" table:formula="of:=COUNTA([.AC144:.AH14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24T00:00:50.11">
            <text:p>2020/12/24 0:00</text:p>
          </table:table-cell>
          <table:table-cell table:formula="of:=NOW()" office:value-type="date" office:date-value="2020-12-24T00:00:50.11">
            <text:p>2020/12/24 0:00</text:p>
          </table:table-cell>
          <table:table-cell table:formula="of:=NOW()" office:value-type="date" office:date-value="2020-12-24T00:00:50.11">
            <text:p>2020/12/24 0:00</text:p>
          </table:table-cell>
          <table:table-cell table:formula="of:=NOW()" office:value-type="date" office:date-value="2020-12-24T00:00:50.11">
            <text:p>2020/12/24 0:00</text:p>
          </table:table-cell>
          <table:table-cell table:formula="of:=NOW()" office:value-type="date" office:date-value="2020-12-24T00:00:50.11">
            <text:p>2020/12/24 0:00</text:p>
          </table:table-cell>
          <table:table-cell table:formula="of:=NOW()" office:value-type="date" office:date-value="2020-12-24T00:00:50.11">
            <text:p>2020/12/24 0:00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0" table:default-cell-style-name="ce1"/>
        <table:table-column table:style-name="co21" table:number-columns-repeated="13" table:default-cell-style-name="ce1"/>
        <table:table-column table:style-name="co15" table:number-columns-repeated="2" table:default-cell-style-name="ce1"/>
        <table:table-column table:style-name="co22" table:default-cell-style-name="ce1"/>
        <table:table-column table:style-name="co17" table:default-cell-style-name="ce1"/>
        <table:table-column table:style-name="co19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1" table:formula="of:=COUNTA([.T7:.Y7])" office:value-type="float" office:value="1">
            <text:p>1</text:p>
          </table:table-cell>
          <table:table-cell table:style-name="ce14" office:value-type="date" office:date-value="2020-10-05T00:56:19.41">
            <text:p>20/10/05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1" table:formula="of:=COUNTA([.T8:.Y8])" office:value-type="float" office:value="1">
            <text:p>1</text:p>
          </table:table-cell>
          <table:table-cell table:style-name="ce14" office:value-type="date" office:date-value="2020-10-07T00:15:54.93">
            <text:p>20/10/07 00:1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1" table:formula="of:=COUNTA([.T9:.Y9])" office:value-type="float" office:value="1">
            <text:p>1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1" table:formula="of:=COUNTA([.T10:.Y10])" office:value-type="float" office:value="2">
            <text:p>2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office:value-type="date" office:date-value="2020-10-07T00:09:05.98">
            <text:p>20/10/07 00:09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1" table:formula="of:=COUNTA([.T11:.Y11])" office:value-type="float" office:value="2">
            <text:p>2</text:p>
          </table:table-cell>
          <table:table-cell table:style-name="ce14" office:value-type="date" office:date-value="2020-10-06T00:56:24.68">
            <text:p>20/10/06 00:56</text:p>
          </table:table-cell>
          <table:table-cell table:style-name="ce14" office:value-type="date" office:date-value="2020-10-06T01:02:06.36">
            <text:p>20/10/06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1" table:formula="of:=COUNTA([.T12:.Y12])" office:value-type="float" office:value="1">
            <text:p>1</text:p>
          </table:table-cell>
          <table:table-cell table:style-name="ce14" office:value-type="date" office:date-value="2020-10-09T00:20:55.130001">
            <text:p>20/10/09 00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1" table:formula="of:=COUNTA([.T13:.Y13])" office:value-type="float" office:value="1">
            <text:p>1</text:p>
          </table:table-cell>
          <table:table-cell table:style-name="ce14" office:value-type="date" office:date-value="2020-10-06T00:08:35.24">
            <text:p>20/10/06 00:0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1" table:formula="of:=COUNTA([.T14:.Y14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1" table:formula="of:=COUNTA([.T15:.Y15])" office:value-type="float" office:value="1">
            <text:p>1</text:p>
          </table:table-cell>
          <table:table-cell table:style-name="ce14" office:value-type="date" office:date-value="2020-10-06T00:56:44.450001">
            <text:p>20/10/06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1" table:formula="of:=COUNTA([.T16:.Y16])" office:value-type="float" office:value="1">
            <text:p>1</text:p>
          </table:table-cell>
          <table:table-cell table:style-name="ce14" office:value-type="date" office:date-value="2020-10-05T01:18:42.93">
            <text:p>20/10/05 01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1" table:formula="of:=COUNTA([.T17:.Y17])" office:value-type="float" office:value="1">
            <text:p>1</text:p>
          </table:table-cell>
          <table:table-cell table:style-name="ce14" office:value-type="date" office:date-value="2020-10-06T00:27:06.57">
            <text:p>20/10/06 00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1" table:formula="of:=COUNTA([.T18:.Y18])" office:value-type="float" office:value="1">
            <text:p>1</text:p>
          </table:table-cell>
          <table:table-cell table:style-name="ce14" office:value-type="date" office:date-value="2020-10-05T01:05:00">
            <text:p>20/10/05 01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1" table:formula="of:=COUNTA([.T19:.Y19])" office:value-type="float" office:value="1">
            <text:p>1</text:p>
          </table:table-cell>
          <table:table-cell table:style-name="ce14" office:value-type="date" office:date-value="2020-10-09T00:38:00.44">
            <text:p>20/10/09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1" table:formula="of:=COUNTA([.T20:.Y2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1" table:formula="of:=COUNTA([.T21:.Y21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1" table:formula="of:=COUNTA([.T22:.Y22])" office:value-type="float" office:value="1">
            <text:p>1</text:p>
          </table:table-cell>
          <table:table-cell table:style-name="ce14" office:value-type="date" office:date-value="2020-10-09T23:35:34.1">
            <text:p>20/10/09 23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1" table:formula="of:=COUNTA([.T23:.Y2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704cm" draw:caption-point-x="-4.122cm" draw:caption-point-y="5.603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2" table:formula="of:=[.B26]" office:value-type="string" office:string-value="A*B">
            <text:p>A*B</text:p>
          </table:table-cell>
          <table:table-cell table:style-name="ce52" table:formula="of:=[.B27]" office:value-type="string" office:string-value="A*C">
            <text:p>A*C</text:p>
          </table:table-cell>
          <table:table-cell table:style-name="ce52" table:formula="of:=[.B28]" office:value-type="string" office:string-value="A*D">
            <text:p>A*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/>
          <table:table-cell table:style-name="ce52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1" table:formula="of:=COUNTA([.T24:.Y2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79">
            <text:p>79</text:p>
          </table:table-cell>
          <table:table-cell table:style-name="ce54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5:.Y2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51" office:value-type="string">
            <text:p>A*B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31">
            <text:p>31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9">
            <text:p>49</text:p>
          </table:table-cell>
          <table:table-cell table:style-name="ce54" office:value-type="float" office:value="58">
            <text:p>58</text:p>
          </table:table-cell>
          <table:table-cell table:style-name="ce54" office:value-type="float" office:value="68">
            <text:p>6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6:.Y2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7:.Y2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D</text:p>
          </table:table-cell>
          <table:table-cell table:style-name="ce54" table:number-columns-repeated="2"/>
          <table:table-cell table:style-name="ce54" office:value-type="float" office:value="9">
            <text:p>9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9">
            <text:p>19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33">
            <text:p>33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51">
            <text:p>51</text:p>
          </table:table-cell>
          <table:table-cell table:style-name="ce54" office:value-type="float" office:value="60">
            <text:p>60</text:p>
          </table:table-cell>
          <table:table-cell table:style-name="ce54" office:value-type="float" office:value="70">
            <text:p>70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8:.Y2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9:.Y2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E</text:p>
          </table:table-cell>
          <table:table-cell table:style-name="ce54" table:number-columns-repeated="4"/>
          <table:table-cell table:style-name="ce54" office:value-type="float" office:value="11">
            <text:p>11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2">
            <text:p>42</text:p>
          </table:table-cell>
          <table:table-cell table:style-name="ce54" office:value-type="float" office:value="53">
            <text:p>53</text:p>
          </table:table-cell>
          <table:table-cell table:style-name="ce54" office:value-type="float" office:value="62">
            <text:p>62</text:p>
          </table:table-cell>
          <table:table-cell table:style-name="ce54" office:value-type="float" office:value="72">
            <text:p>72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0:.Y3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F</text:p>
          </table:table-cell>
          <table:table-cell table:style-name="ce54"/>
          <table:table-cell table:style-name="ce54" table:formula="of:=MAX([.D26:.D27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24T00:00:50.24">
            <text:p>2020/12/24 0:00</text:p>
          </table:table-cell>
          <table:table-cell table:formula="of:=NOW()" office:value-type="date" office:date-value="2020-12-24T00:00:50.24">
            <text:p>2020/12/24 0:00</text:p>
          </table:table-cell>
          <table:table-cell table:formula="of:=NOW()" office:value-type="date" office:date-value="2020-12-24T00:00:50.24">
            <text:p>2020/12/24 0:00</text:p>
          </table:table-cell>
          <table:table-cell table:formula="of:=NOW()" office:value-type="date" office:date-value="2020-12-24T00:00:50.24">
            <text:p>2020/12/24 0:00</text:p>
          </table:table-cell>
          <table:table-cell table:formula="of:=NOW()" office:value-type="date" office:date-value="2020-12-24T00:00:50.24">
            <text:p>2020/12/24 0:00</text:p>
          </table:table-cell>
          <table:table-cell table:formula="of:=NOW()" office:value-type="date" office:date-value="2020-12-24T00:00:50.24">
            <text:p>2020/12/24 0:0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G</text:p>
          </table:table-cell>
          <table:table-cell table:style-name="ce54" table:number-columns-repeated="6"/>
          <table:table-cell table:style-name="ce54" office:value-type="float" office:value="22">
            <text:p>22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office:value-type="float" office:value="55">
            <text:p>55</text:p>
          </table:table-cell>
          <table:table-cell table:style-name="ce54" office:value-type="float" office:value="64">
            <text:p>64</text:p>
          </table:table-cell>
          <table:table-cell table:style-name="ce54" office:value-type="float" office:value="74">
            <text:p>74</text:p>
          </table:table-cell>
          <table:table-cell table:style-name="ce54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A*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1" office:value-type="string">
            <text:p>A*I</text:p>
          </table:table-cell>
          <table:table-cell table:style-name="ce54" table:number-columns-repeated="8"/>
          <table:table-cell table:style-name="ce54" office:value-type="float" office:value="24">
            <text:p>24</text:p>
          </table:table-cell>
          <table:table-cell table:style-name="ce54" office:value-type="float" office:value="57">
            <text:p>57</text:p>
          </table:table-cell>
          <table:table-cell table:style-name="ce54" office:value-type="float" office:value="66">
            <text:p>66</text:p>
          </table:table-cell>
          <table:table-cell table:style-name="ce54" office:value-type="float" office:value="76">
            <text:p>76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1" table:formula="of:=COUNTA([.T35:.Y35])" office:value-type="float" office:value="1">
            <text:p>1</text:p>
          </table:table-cell>
          <table:table-cell table:style-name="ce14" office:value-type="date" office:date-value="2020-10-08T00:22:08.86">
            <text:p>20/10/08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K</text:p>
          </table:table-cell>
          <table:table-cell table:style-name="ce54" table:number-columns-repeated="10"/>
          <table:table-cell table:style-name="ce54" office:value-type="float" office:value="47">
            <text:p>47</text:p>
          </table:table-cell>
          <table:table-cell table:style-name="ce54" office:value-type="float" office:value="78">
            <text:p>7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1" table:formula="of:=COUNTA([.T36:.Y36])" office:value-type="float" office:value="1">
            <text:p>1</text:p>
          </table:table-cell>
          <table:table-cell table:style-name="ce14" office:value-type="date" office:date-value="2020-10-07T00:22:00">
            <text:p>20/10/07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7:.Y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8:.Y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1" table:formula="of:=COUNTA([.T39:.Y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24T00:00:50.24">
            <text:p>2020/12/24 0:00</text:p>
          </table:table-cell>
          <table:table-cell table:formula="of:=NOW()" office:value-type="date" office:date-value="2020-12-24T00:00:50.24">
            <text:p>2020/12/24 0:00</text:p>
          </table:table-cell>
          <table:table-cell table:formula="of:=NOW()" office:value-type="date" office:date-value="2020-12-24T00:00:50.24">
            <text:p>2020/12/24 0:00</text:p>
          </table:table-cell>
          <table:table-cell table:formula="of:=NOW()" office:value-type="date" office:date-value="2020-12-24T00:00:50.24">
            <text:p>2020/12/24 0:00</text:p>
          </table:table-cell>
          <table:table-cell table:formula="of:=NOW()" office:value-type="date" office:date-value="2020-12-24T00:00:50.24">
            <text:p>2020/12/24 0:00</text:p>
          </table:table-cell>
          <table:table-cell table:formula="of:=NOW()" office:value-type="date" office:date-value="2020-12-24T00:00:50.24">
            <text:p>2020/12/24 0:0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47cm" draw:caption-point-x="-5.503cm" draw:caption-point-y="3.553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60" office:value-type="string">
            <text:p>A*D</text:p>
          </table:table-cell>
          <table:table-cell table:style-name="ce60" office:value-type="string">
            <text:p>A*E</text:p>
          </table:table-cell>
          <table:table-cell table:style-name="ce60" office:value-type="string">
            <text:p>A*F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A*L</text:p>
          </table:table-cell>
          <table:table-cell table:style-name="ce60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D</text:p>
          </table:table-cell>
          <table:table-cell table:style-name="ce54"/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E</text:p>
          </table:table-cell>
          <table:table-cell table:style-name="ce54" table:number-columns-repeated="2"/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C+A*D</text:p>
          </table:table-cell>
          <table:table-cell table:style-name="ce54" table:number-columns-repeated="4"/>
          <table:table-cell table:style-name="ce54" office:value-type="float" office:value="14">
            <text:p>14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D+A*E</text:p>
          </table:table-cell>
          <table:table-cell table:style-name="ce54" table:number-columns-repeated="4"/>
          <table:table-cell table:style-name="ce54" office:value-type="float" office:value="13">
            <text:p>1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3'.B64:'3'.P9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4">2020/12/24</text:date>, <text:time>00:26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24T00:26:35.24</dc:date>
    <dc:creator>iwabuchi ken</dc:creator>
    <meta:editing-duration>P2DT19H4M48S</meta:editing-duration>
    <meta:editing-cycles>382</meta:editing-cycles>
    <meta:generator>OpenOffice/4.1.3$Win32 OpenOffice.org_project/413m1$Build-9783</meta:generator>
    <meta:document-statistic meta:table-count="4" meta:cell-count="4360" meta:object-count="0"/>
  </office:meta>
</office:document-meta>
</file>